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028in" table:align="center" style:writing-mode="lr-tb"/>
    </style:style>
    <style:style style:name="Table1.A" style:family="table-column">
      <style:table-column-properties style:column-width="6.0028in"/>
    </style:style>
    <style:style style:name="Table1.1" style:family="table-row">
      <style:table-row-properties style:min-row-height="0.115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486in" fo:margin-left="-0.0486in" table:align="left" style:writing-mode="lr-tb"/>
    </style:style>
    <style:style style:name="Table2.A" style:family="table-column">
      <style:table-column-properties style:column-width="1.4229in"/>
    </style:style>
    <style:style style:name="Table2.B" style:family="table-column">
      <style:table-column-properties style:column-width="5.1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style:border-line-width-left="0.0208in 0.0417in 0.0104in" style:border-line-width-right="0.0208in 0.0208in 0.0208in" style:border-line-width-top="0.0208in 0.0417in 0.0104in" style:border-line-width-bottom="0.0208in 0.0208in 0.0208in" fo:padding-left="0.0486in" fo:padding-right="0.0486in" fo:padding-top="0in" fo:padding-bottom="0in" fo:border-left="3pt double #808080" fo:border-right="1.5pt double #808080" fo:border-top="3pt double #808080" fo:border-bottom="1.5pt double #808080">
        <style:background-image/>
      </style:table-cell-properties>
    </style:style>
    <style:style style:name="Table2.B1" style:family="table-cell">
      <style:table-cell-properties style:border-line-width-left="0.0208in 0.0208in 0.0208in" style:border-line-width-right="0.0208in 0.0417in 0.0104in" style:border-line-width-top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3pt double #808080" fo:border-bottom="1.5pt double #808080"/>
    </style:style>
    <style:style style:name="Table2.A2" style:family="table-cell">
      <style:table-cell-properties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2.B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3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4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5" style:family="table-row">
      <style:table-row-properties style:min-row-height="0.8417in" fo:keep-together="auto"/>
    </style:style>
    <style:style style:name="Table2.B5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6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7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8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9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10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A11" style:family="table-cell">
      <style:table-cell-properties style:vertical-align="middle"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2.B11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1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2.B13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417in 0.0104in" fo:padding-left="0.0486in" fo:padding-right="0.0486in" fo:padding-top="0in" fo:padding-bottom="0in" fo:border-left="1.5pt double #808080" fo:border-right="3pt double #808080" fo:border-top="1.5pt double #808080" fo:border-bottom="3pt double #808080"/>
    </style:style>
    <style:style style:name="Table3" style:family="table">
      <style:table-properties style:width="4.1861in" fo:margin-left="-0.075in" table:align="left" style:writing-mode="lr-tb"/>
    </style:style>
    <style:style style:name="Table3.A" style:family="table-column">
      <style:table-column-properties style:column-width="4.1861in"/>
    </style:style>
    <style:style style:name="Table3.1" style:family="table-row">
      <style:table-row-properties style:min-row-height="0.541in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3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4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" style:family="paragraph" style:parent-style-name="Body_20_Text_20_3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4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2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26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27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bold"/>
    </style:style>
    <style:style style:name="P28" style:family="paragraph" style:parent-style-name="Standard">
      <style:paragraph-properties fo:margin-top="0in" fo:margin-bottom="0in" fo:text-align="justify" style:justify-single-word="false">
        <style:tab-stops>
          <style:tab-stop style:position="0.5in"/>
        </style:tab-stops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bold"/>
    </style:style>
    <style:style style:name="P29" style:family="paragraph" style:parent-style-name="Standard">
      <style:paragraph-properties fo:margin-top="0in" fo:margin-bottom="0in" style:line-height-at-least="0.1528in" fo:text-align="justify" style:justify-single-word="false">
        <style:tab-stops>
          <style:tab-stop style:position="0.5in"/>
        </style:tab-stops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bold"/>
    </style:style>
    <style:style style:name="P3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bold"/>
    </style:style>
    <style:style style:name="P3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bold"/>
    </style:style>
    <style:style style:name="P3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37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38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39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40" style:family="paragraph" style:parent-style-name="Standard">
      <style:paragraph-properties fo:margin-top="0in" fo:margin-bottom="0in" style:line-height-at-least="0.1528in" fo:text-align="justify" style:justify-single-word="false">
        <style:tab-stops>
          <style:tab-stop style:position="0.5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41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42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43" style:family="paragraph" style:parent-style-name="Standard">
      <style:paragraph-properties fo:margin-top="0in" fo:margin-bottom="0in" fo:line-height="100%" fo:text-align="justify" style:justify-single-word="false"/>
      <style:text-properties fo:color="#000000" style:text-position="super 58%"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bold"/>
    </style:style>
    <style:style style:name="P44" style:family="paragraph" style:parent-style-name="Standard">
      <style:paragraph-properties fo:margin-top="0in" fo:margin-bottom="0in" fo:line-height="100%" fo:text-align="justify" style:justify-single-word="false"/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top="0in" fo:margin-bottom="0in" fo:text-align="justify" style:justify-single-word="false"/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P46" style:family="paragraph" style:parent-style-name="Standard">
      <style:paragraph-properties fo:margin-top="0in" fo:margin-bottom="0in" style:line-height-at-least="0.1528in" fo:text-align="justify" style:justify-single-word="false">
        <style:tab-stops>
          <style:tab-stop style:position="0.5in"/>
        </style:tab-stops>
      </style:paragraph-properties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P47" style:family="paragraph" style:parent-style-name="Standard">
      <style:paragraph-properties fo:margin-top="0in" fo:margin-bottom="0in" fo:text-align="justify" style:justify-single-word="false">
        <style:tab-stops>
          <style:tab-stop style:position="0.5in"/>
        </style:tab-stops>
      </style:paragraph-properties>
      <style:text-properties fo:text-transform="uppercase" fo:color="#000000" style:font-name="Arial1" fo:font-size="10pt" fo:language="pt" fo:country="BR" fo:font-weight="normal" fo:background-color="transparent" style:font-size-asian="10pt" style:font-weight-asian="normal" style:font-name-complex="Arial2" style:font-size-complex="10pt" style:font-weight-complex="bold"/>
    </style:style>
    <style:style style:name="P48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fo:color="#000000" style:font-name="Arial1" fo:font-size="10pt" fo:language="en" fo:country="US" fo:font-weight="bold" style:font-name-asian="Calibri1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name-asian="Calibri1" style:font-size-asian="10pt" style:font-weight-asian="bold" style:font-name-complex="Arial2" style:font-size-complex="10pt"/>
    </style:style>
    <style:style style:name="P50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1" style:family="paragraph" style:parent-style-name="Body_20_Text_20_3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5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5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position="super 58%"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bold"/>
    </style:style>
    <style:style style:name="P55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56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652in"/>
        </style:tab-stops>
      </style:paragraph-properties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5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5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60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652in"/>
        </style:tab-stops>
      </style:paragraph-properties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61" style:family="paragraph" style:parent-style-name="Standard">
      <style:paragraph-properties fo:margin-left="0.0591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63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left="-0.0083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66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8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69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70" style:family="paragraph" style:parent-style-name="Body_20_Text_20_3">
      <style:paragraph-properties fo:margin-left="0in" fo:margin-right="0.1209in" fo:text-indent="0in" style:auto-text-indent="false"/>
      <style:text-properties fo:color="#000000" style:font-name="Arial1" fo:font-size="10pt" fo:language="pt" fo:country="PT" fo:font-weight="bold" style:font-size-asian="10pt" style:font-weight-asian="bold" style:font-name-complex="Arial2" style:font-weight-complex="bold"/>
    </style:style>
    <style:style style:name="P71" style:family="paragraph" style:parent-style-name="Title">
      <style:text-properties fo:color="#000000"/>
    </style:style>
    <style:style style:name="P72" style:family="paragraph" style:parent-style-name="Title">
      <style:text-properties fo:text-transform="uppercase" fo:color="#000000" fo:font-size="10pt" style:font-size-asian="10pt"/>
    </style:style>
    <style:style style:name="P73" style:family="paragraph" style:parent-style-name="Title">
      <style:text-properties fo:text-transform="uppercase" fo:color="#000000" fo:font-size="10pt" fo:font-style="italic" style:font-size-asian="10pt" style:font-style-asian="italic"/>
    </style:style>
    <style:style style:name="P74" style:family="paragraph" style:parent-style-name="Body_20_Text_20_3">
      <style:text-properties fo:color="#000000"/>
    </style:style>
    <style:style style:name="P75" style:family="paragraph" style:parent-style-name="Body_20_Text_20_3">
      <style:text-properties fo:color="#000000" style:font-name="Arial1" fo:font-size="10pt" fo:language="pt" fo:country="PT" fo:font-weight="bold" style:font-size-asian="10pt" style:font-weight-asian="bold" style:font-name-complex="Arial2" style:font-weight-complex="bold"/>
    </style:style>
    <style:style style:name="P76" style:family="paragraph" style:parent-style-name="Body_20_Text_20_3">
      <style:paragraph-properties fo:margin-left="0in" fo:margin-right="0.122in" fo:text-indent="0in" style:auto-text-indent="false"/>
      <style:text-properties fo:color="#000000"/>
    </style:style>
    <style:style style:name="P77" style:family="paragraph" style:parent-style-name="Body_20_Text_20_3">
      <style:paragraph-properties fo:margin-left="0in" fo:margin-right="0.122in" fo:text-indent="0in" style:auto-text-indent="false"/>
      <style:text-properties fo:color="#000000" style:font-name="Arial1" fo:font-size="10pt" fo:font-weight="bold" style:font-size-asian="10pt" style:font-weight-asian="bold" style:font-name-complex="Arial2" style:font-weight-complex="bold"/>
    </style:style>
    <style:style style:name="P78" style:family="paragraph" style:parent-style-name="Body_20_Text_20_3">
      <style:paragraph-properties fo:margin-left="0in" fo:margin-right="0.122in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79" style:family="paragraph" style:parent-style-name="Body_20_Text_20_3">
      <style:paragraph-properties fo:margin-left="0.248in" fo:margin-right="0.122in" fo:text-indent="0in" style:auto-text-indent="false"/>
      <style:text-properties fo:color="#000000" style:font-name="Arial1" fo:font-size="10pt" fo:language="pt" fo:country="PT" style:font-size-asian="10pt" style:font-name-complex="Arial2" style:font-weight-complex="bold"/>
    </style:style>
    <style:style style:name="P80" style:family="paragraph" style:parent-style-name="Body_20_Text_20_3">
      <style:paragraph-properties fo:margin-left="0in" fo:margin-right="0.1209in" fo:text-indent="0in" style:auto-text-indent="false"/>
      <style:text-properties fo:color="#000000"/>
    </style:style>
    <style:style style:name="P81" style:family="paragraph" style:parent-style-name="Body_20_Text_20_3">
      <style:paragraph-properties fo:margin-left="0.248in" fo:margin-right="0.1209in" fo:text-indent="0in" style:auto-text-indent="false"/>
      <style:text-properties fo:color="#000000" style:font-name="Arial1" fo:font-size="10pt" fo:language="pt" fo:country="PT" style:font-size-asian="10pt" style:font-name-complex="Arial2" style:font-weight-complex="bold"/>
    </style:style>
    <style:style style:name="P82" style:family="paragraph" style:parent-style-name="Subtitle">
      <style:paragraph-properties fo:text-align="justify" style:justify-single-word="false"/>
      <style:text-properties fo:text-transform="uppercase" fo:color="#000000" fo:font-size="10pt" fo:language="pt" fo:country="BR" style:font-size-asian="10pt"/>
    </style:style>
    <style:style style:name="P8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8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P8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P86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8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88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89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90" style:family="paragraph" style:parent-style-name="Standard">
      <style:paragraph-properties fo:margin-top="0in" fo:margin-bottom="0in" fo:text-align="justify" style:justify-single-word="false">
        <style:tab-stops>
          <style:tab-stop style:position="4.9681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2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3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95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96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fo:font-weight="bold" style:font-name-asian="Calibri1" style:font-size-asian="10pt" style:language-asian="pt" style:country-asian="BR" style:font-weight-asian="bold" style:font-name-complex="Arial2" style:font-size-complex="10pt"/>
    </style:style>
    <style:style style:name="P9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name-asian="Calibri1" style:font-size-asian="10pt" style:language-asian="pt" style:country-asian="BR" style:font-weight-asian="bold" style:font-name-complex="Arial2" style:font-size-complex="10pt"/>
    </style:style>
    <style:style style:name="P98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9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00" style:family="paragraph" style:parent-style-name="Standard">
      <style:paragraph-properties fo:margin-top="0in" fo:margin-bottom="0in" fo:line-height="100%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01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0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03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0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font-name-complex="Arial2" style:font-size-complex="10pt"/>
    </style:style>
    <style:style style:name="P10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06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0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9" style:family="paragraph" style:parent-style-name="Standard">
      <style:paragraph-properties fo:margin-top="0in" fo:margin-bottom="0in" fo:line-height="100%"/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top="0in" fo:margin-bottom="0in" fo:line-height="100%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12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13" style:family="paragraph" style:parent-style-name="Standard">
      <style:paragraph-properties fo:margin-top="0in" fo:margin-bottom="0in" fo:text-align="justify" style:justify-single-word="false">
        <style:tab-stops>
          <style:tab-stop style:position="0.7827in"/>
        </style:tab-stops>
      </style:paragraph-properties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14" style:family="paragraph" style:parent-style-name="Standard">
      <style:paragraph-properties fo:margin-top="0in" fo:margin-bottom="0in"/>
      <style:text-properties fo:color="#000000" style:font-name="Arial1" fo:font-size="10pt" style:font-size-asian="10pt" style:font-name-complex="Arial2" style:font-size-complex="10pt"/>
    </style:style>
    <style:style style:name="P115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116" style:family="paragraph" style:parent-style-name="Standard">
      <style:paragraph-properties fo:margin-top="0in" fo:margin-bottom="0in" fo:text-align="justify" style:justify-single-word="false">
        <style:tab-stops>
          <style:tab-stop style:position="4.9681in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11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118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1" fo:font-size="10pt" style:font-size-asian="10pt" style:font-name-complex="Arial2" style:font-size-complex="10pt"/>
    </style:style>
    <style:style style:name="P119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style-complex="italic"/>
    </style:style>
    <style:style style:name="P120" style:family="paragraph" style:parent-style-name="Standard">
      <style:paragraph-properties fo:margin-top="0in" fo:margin-bottom="0in"/>
      <style:text-properties fo:color="#000000" style:font-name="Arial1" fo:font-size="10pt" style:font-size-asian="10pt" style:font-name-complex="Arial2" style:font-size-complex="10pt" style:font-weight-complex="bold"/>
    </style:style>
    <style:style style:name="P121" style:family="paragraph" style:parent-style-name="Standard">
      <style:paragraph-properties fo:margin-top="0in" fo:margin-bottom="0in" fo:line-height="100%"/>
      <style:text-properties fo:color="#000000" style:font-name="Arial1" fo:font-size="10pt" style:font-size-asian="10pt" style:font-name-complex="Arial2" style:font-size-complex="10pt" style:font-weight-complex="bold"/>
    </style:style>
    <style:style style:name="P122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123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124" style:family="paragraph" style:parent-style-name="Standard">
      <style:paragraph-properties fo:margin-top="0in" fo:margin-bottom="0in" fo:text-align="justify" style:justify-single-word="false">
        <style:tab-stops>
          <style:tab-stop style:position="0.5in"/>
        </style:tab-stops>
      </style:paragraph-properties>
      <style:text-properties fo:color="#000000" style:font-name="Arial1" fo:font-size="10pt" fo:background-color="transparent" style:font-size-asian="10pt" style:font-name-complex="Arial2" style:font-size-complex="10pt" style:font-weight-complex="bold"/>
    </style:style>
    <style:style style:name="P125" style:family="paragraph" style:parent-style-name="Standard">
      <style:paragraph-properties fo:margin-top="0in" fo:margin-bottom="0in" fo:line-height="100%"/>
      <style:text-properties fo:color="#000000"/>
    </style:style>
    <style:style style:name="P126" style:family="paragraph" style:parent-style-name="Standard">
      <style:paragraph-properties fo:margin-top="0in" fo:margin-bottom="0in" fo:line-height="100%" fo:text-align="justify" style:justify-single-word="false"/>
      <style:text-properties fo:color="#000000"/>
    </style:style>
    <style:style style:name="P127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/>
    </style:style>
    <style:style style:name="P128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fo:color="#000000"/>
    </style:style>
    <style:style style:name="P129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fo:color="#000000"/>
    </style:style>
    <style:style style:name="P130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fo:color="#000000"/>
    </style:style>
    <style:style style:name="P131" style:family="paragraph" style:parent-style-name="Standard">
      <style:paragraph-properties fo:margin-top="0in" fo:margin-bottom="0in" fo:line-height="100%" fo:text-align="end" style:justify-single-word="false"/>
      <style:text-properties fo:color="#000000"/>
    </style:style>
    <style:style style:name="P132" style:family="paragraph" style:parent-style-name="Standard">
      <style:paragraph-properties fo:margin-top="0in" fo:margin-bottom="0in" fo:text-align="justify" style:justify-single-word="false"/>
      <style:text-properties fo:color="#000000"/>
    </style:style>
    <style:style style:name="P133" style:family="paragraph" style:parent-style-name="Standard">
      <style:paragraph-properties fo:margin-top="0in" fo:margin-bottom="0in" fo:text-align="justify" style:justify-single-word="false">
        <style:tab-stops>
          <style:tab-stop style:position="4.9681in"/>
        </style:tab-stops>
      </style:paragraph-properties>
      <style:text-properties fo:color="#000000"/>
    </style:style>
    <style:style style:name="P134" style:family="paragraph" style:parent-style-name="Standard">
      <style:paragraph-properties fo:margin-top="0in" fo:margin-bottom="0in" style:line-height-at-least="0.1528in" fo:text-align="justify" style:justify-single-word="false">
        <style:tab-stops>
          <style:tab-stop style:position="0.5in"/>
        </style:tab-stops>
      </style:paragraph-properties>
      <style:text-properties fo:color="#000000"/>
    </style:style>
    <style:style style:name="P135" style:family="paragraph" style:parent-style-name="Standard">
      <style:paragraph-properties fo:margin-top="0in" fo:margin-bottom="0in" fo:line-height="100%" fo:text-align="justify" style:justify-single-word="false"/>
      <style:text-properties fo:color="#000000" style:text-position="super 58%" style:font-name="Arial1" fo:font-size="10pt" style:font-size-asian="10pt" style:font-name-complex="Arial2" style:font-size-complex="10pt"/>
    </style:style>
    <style:style style:name="P13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37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fo:color="#000000"/>
    </style:style>
    <style:style style:name="P138" style:family="paragraph" style:parent-style-name="Standard">
      <style:paragraph-properties fo:margin-top="0in" fo:margin-bottom="0in"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39" style:family="paragraph" style:parent-style-name="Standard">
      <style:paragraph-properties fo:margin-top="0in" fo:margin-bottom="0in" fo:text-align="justify" style:justify-single-word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40" style:family="paragraph" style:parent-style-name="Standard">
      <style:paragraph-properties fo:margin-top="0in" fo:margin-bottom="0in" fo:text-align="justify" style:justify-single-word="false" fo:background-color="#ffffff">
        <style:background-image/>
      </style:paragraph-properties>
      <style:text-properties fo:color="#000000" style:font-name="Arial1" fo:font-size="10pt" style:font-size-asian="10pt" style:font-name-complex="Arial2" style:font-size-complex="10pt"/>
    </style:style>
    <style:style style:name="P141" style:family="paragraph" style:parent-style-name="Standard">
      <style:text-properties fo:color="#000000"/>
    </style:style>
    <style:style style:name="P142" style:family="paragraph" style:parent-style-name="Standard">
      <style:paragraph-properties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fo:color="#000000"/>
    </style:style>
    <style:style style:name="P143" style:family="paragraph" style:parent-style-name="Standard">
      <style:paragraph-properties fo:text-align="justify" style:justify-single-word="false"/>
      <style:text-properties fo:color="#000000"/>
    </style:style>
    <style:style style:name="P144" style:family="paragraph" style:parent-style-name="Standard" style:list-style-name="WWNum5">
      <style:paragraph-properties fo:margin-left="0.1972in" fo:margin-right="0in" fo:margin-top="0in" fo:margin-bottom="0in" fo:line-height="100%" fo:text-align="justify" style:justify-single-word="false" fo:text-indent="-0.1972in" style:auto-text-indent="false" fo:background-color="#d9d9d9"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45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46" style:family="paragraph" style:parent-style-name="Standard" style:list-style-name="L3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47" style:family="paragraph" style:parent-style-name="Standard" style:list-style-name="L2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48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background-color="#ffff00" style:font-size-asian="10pt" style:font-name-complex="Arial2" style:font-size-complex="10pt" style:font-weight-complex="bold"/>
    </style:style>
    <style:style style:name="P149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fo:background-color="transparent"/>
    </style:style>
    <style:style style:name="P150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color="#000000" fo:background-color="transparent"/>
    </style:style>
    <style:style style:name="P151" style:family="paragraph" style:parent-style-name="Standard" style:list-style-name="L2">
      <style:paragraph-properties fo:margin-left="-0.0083in" fo:margin-right="0in" fo:margin-top="0in" fo:margin-bottom="0in" fo:line-height="100%" fo:text-indent="0in" style:auto-text-indent="false"/>
      <style:text-properties fo:color="#000000" fo:background-color="transparent"/>
    </style:style>
    <style:style style:name="P152" style:family="paragraph" style:parent-style-name="Standard" style:list-style-name="L3">
      <style:paragraph-properties fo:margin-left="-0.0083in" fo:margin-right="0in" fo:margin-top="0in" fo:margin-bottom="0in" fo:line-height="100%" fo:text-indent="0in" style:auto-text-indent="false"/>
      <style:text-properties fo:color="#000000" fo:background-color="transparent"/>
    </style:style>
    <style:style style:name="P153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0in"/>
        </style:tab-stops>
      </style:paragraph-properties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5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5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5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in" fo:margin-right="0.122in" fo:margin-top="0.0193in" fo:margin-bottom="0.0193in" fo:line-height="100%" fo:text-indent="0in" style:auto-text-indent="false"/>
      <style:text-properties fo:color="#000000"/>
    </style:style>
    <style:style style:name="P158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/>
    </style:style>
    <style:style style:name="P159" style:family="paragraph" style:parent-style-name="Standard">
      <style:paragraph-properties fo:margin-left="0.4917in" fo:margin-right="0in" fo:margin-top="0in" fo:margin-bottom="0in" fo:text-align="start" style:justify-single-word="false" fo:text-indent="0in" style:auto-text-indent="false"/>
      <style:text-properties fo:color="#000000"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60" style:family="paragraph" style:parent-style-name="Heading_20_1">
      <style:paragraph-properties fo:text-align="start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/>
    </style:style>
    <style:style style:name="P161" style:family="paragraph" style:parent-style-name="List_20_Paragraph" style:list-style-name="WWNum5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6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d9d9d9">
        <style:tab-stops>
          <style:tab-stop style:position="0in"/>
          <style:tab-stop style:position="0.2957in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6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d9d9d9">
        <style:tab-stops>
          <style:tab-stop style:position="0in"/>
          <style:tab-stop style:position="0.2957in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64" style:family="paragraph" style:parent-style-name="List_20_Paragraph" style:list-style-name="WWNum5">
      <style:paragraph-properties fo:margin-left="0in" fo:margin-right="0in" fo:margin-top="0in" fo:margin-bottom="0in" fo:line-height="100%" fo:text-align="justify" style:justify-single-word="false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65" style:family="paragraph" style:parent-style-name="List_20_Paragraph" style:list-style-name="WWNum5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66" style:family="paragraph" style:parent-style-name="List_20_Paragraph" style:list-style-name="WWNum5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font-weight="bold" style:font-name-asian="Calibri1" style:font-size-asian="10pt" style:language-asian="pt" style:country-asian="BR" style:font-weight-asian="bold" style:font-name-complex="Arial2" style:font-size-complex="10pt"/>
    </style:style>
    <style:style style:name="P167" style:family="paragraph" style:parent-style-name="List_20_Paragraph" style:list-style-name="WWNum5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68" style:family="paragraph" style:parent-style-name="List_20_Paragraph" style:list-style-name="WWNum5">
      <style:paragraph-properties fo:margin-left="0in" fo:margin-right="0in" fo:margin-top="0in" fo:margin-bottom="0in" fo:line-height="100%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fo:color="#000000"/>
    </style:style>
    <style:style style:name="P16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d9d9d9">
        <style:tab-stops>
          <style:tab-stop style:position="0in"/>
          <style:tab-stop style:position="0.2957in"/>
        </style:tab-stops>
        <style:background-image/>
      </style:paragraph-properties>
      <style:text-properties fo:color="#000000"/>
    </style:style>
    <style:style style:name="P170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171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7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17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17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17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77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7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bold"/>
    </style:style>
    <style:style style:name="P18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181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18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0000" style:font-name="Arial1" fo:font-size="10pt" fo:background-color="transparent" style:font-size-asian="10pt" style:font-name-complex="Arial2" style:font-size-complex="10pt"/>
    </style:style>
    <style:style style:name="P18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fo:color="#000000" style:font-name="Arial1" fo:font-size="10pt" fo:background-color="transparent" style:font-size-asian="10pt" style:font-name-complex="Arial2" style:font-size-complex="10pt"/>
    </style:style>
    <style:style style:name="P18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1" fo:font-size="10pt" fo:background-color="transparent" style:font-size-asian="10pt" style:font-name-complex="Arial2" style:font-size-complex="10pt"/>
    </style:style>
    <style:style style:name="P185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0000" style:font-name="Arial1" fo:font-size="10pt" fo:background-color="#ffff00" style:font-size-asian="10pt" style:font-name-complex="Arial2" style:font-size-complex="10pt"/>
    </style:style>
    <style:style style:name="P186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fo:color="#000000"/>
    </style:style>
    <style:style style:name="P187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652in"/>
        </style:tab-stops>
      </style:paragraph-properties>
      <style:text-properties fo:color="#000000"/>
    </style:style>
    <style:style style:name="P18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/>
    </style:style>
    <style:style style:name="P18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/>
    </style:style>
    <style:style style:name="P19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fo:color="#000000" fo:background-color="#ffff00"/>
    </style:style>
    <style:style style:name="P191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0000" fo:background-color="transparent"/>
    </style:style>
    <style:style style:name="P19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fo:color="#000000" fo:background-color="transparent"/>
    </style:style>
    <style:style style:name="P193" style:family="paragraph" style:parent-style-name="List_20_Paragraph" style:list-style-name="WWNum5">
      <style:paragraph-properties fo:margin-left="0.1972in" fo:margin-right="0in" fo:margin-top="0in" fo:margin-bottom="0in" fo:line-height="100%" fo:text-align="justify" style:justify-single-word="false" fo:text-indent="-0.1972in" style:auto-text-indent="false" fo:background-color="#d9d9d9"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94" style:family="paragraph" style:parent-style-name="List_20_Paragraph" style:list-style-name="WWNum5">
      <style:paragraph-properties fo:margin-left="0.1972in" fo:margin-right="0in" fo:margin-top="0in" fo:margin-bottom="0in" fo:line-height="100%" fo:text-align="justify" style:justify-single-word="false" fo:text-indent="-0.1972in" style:auto-text-indent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95" style:family="paragraph" style:parent-style-name="List_20_Paragraph">
      <style:paragraph-properties fo:margin-left="0.2957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pt" fo:country="PT" style:font-size-asian="10pt" style:font-name-complex="Arial2" style:font-size-complex="10pt" style:font-weight-complex="bold"/>
    </style:style>
    <style:style style:name="P196" style:family="paragraph" style:parent-style-name="List_20_Paragraph">
      <style:paragraph-properties fo:margin-left="0.1972in" fo:margin-right="0in" fo:margin-top="0in" fo:margin-bottom="0in" fo:line-height="100%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197" style:family="paragraph" style:parent-style-name="List_20_Paragraph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198" style:family="paragraph" style:parent-style-name="List_20_Paragraph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1" style:family="text">
      <style:text-properties fo:font-size="8pt" fo:language="pt" fo:country="PT" fo:background-color="transparent" style:font-size-asian="8pt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style-complex="italic"/>
    </style:style>
    <style:style style:name="T4" style:family="text">
      <style:text-properties style:font-name="Arial1" fo:font-size="10pt" style:font-size-asian="10pt" style:font-name-complex="Arial2" style:font-size-complex="10pt" style:font-weight-complex="bold"/>
    </style:style>
    <style:style style:name="T5" style:family="text">
      <style:text-properties style:font-name="Arial1" fo:font-size="10pt" style:font-size-asian="10pt" style:font-name-complex="Arial2" style:font-weight-complex="bold"/>
    </style:style>
    <style:style style:name="T6" style:family="text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10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name-asian="Calibri1" style:font-size-asian="10pt" style:language-asian="pt" style:country-asian="BR" style:font-weight-asian="bold" style:font-name-complex="Arial2" style:font-size-complex="10pt"/>
    </style:style>
    <style:style style:name="T12" style:family="text">
      <style:text-properties style:font-name="Arial1" fo:font-size="10pt" fo:font-weight="bold" style:font-name-asian="Calibri1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name-asian="Calibri1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fo:language="en" fo:country="US" style:font-size-asian="10pt" style:font-name-complex="Arial2" style:font-size-complex="10pt"/>
    </style:style>
    <style:style style:name="T15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6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0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1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2" style:family="text">
      <style:text-properties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3" style:family="text">
      <style:text-properties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24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25" style:family="text">
      <style:text-properties style:font-name="Arial1" fo:font-size="10pt" fo:language="pt" fo:country="PT" style:font-size-asian="10pt" style:font-name-complex="Arial2" style:font-weight-complex="bold"/>
    </style:style>
    <style:style style:name="T26" style:family="text">
      <style:text-properties style:font-name="Arial1" fo:font-size="10pt" fo:language="pt" fo:country="PT" style:font-size-asian="10pt" style:language-asian="pt" style:country-asian="BR" style:font-name-complex="Arial2" style:font-size-complex="10pt" style:font-weight-complex="bold"/>
    </style:style>
    <style:style style:name="T27" style:family="text">
      <style:text-properties style:font-name="Arial1" fo:font-size="10pt" fo:language="pt" fo:country="PT" fo:font-weight="bold" style:font-size-asian="10pt" style:font-weight-asian="bold" style:font-name-complex="Arial2" style:font-weight-complex="bold"/>
    </style:style>
    <style:style style:name="T28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29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0" style:family="text">
      <style:text-properties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31" style:family="text">
      <style:text-properties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32" style:family="text">
      <style:text-properties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33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35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37" style:family="text">
      <style:text-properties style:font-name="Arial1" fo:font-weight="bold" style:font-weight-asian="bold" style:font-name-complex="Arial2"/>
    </style:style>
    <style:style style:name="T38" style:family="text">
      <style:text-properties style:font-name="Arial1" fo:font-weight="bold" style:font-weight-asian="bold" style:font-name-complex="Arial2" style:font-weight-complex="bold"/>
    </style:style>
    <style:style style:name="T39" style:family="text">
      <style:text-properties fo:color="#000000" style:font-name="Arial1" fo:font-size="10pt" style:font-size-asian="10pt" style:font-name-complex="Arial2" style:font-size-complex="10pt"/>
    </style:style>
    <style:style style:name="T40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41" style:family="text">
      <style:text-properties fo:color="#000000" style:font-name="Arial1" fo:font-size="10pt" fo:font-weight="bold" style:font-name-asian="Calibri1" style:font-size-asian="10pt" style:font-weight-asian="bold" style:font-name-complex="Arial2" style:font-size-complex="10pt"/>
    </style:style>
    <style:style style:name="T42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43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44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45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6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47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48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9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50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51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52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53" style:family="text"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54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55" style:family="text">
      <style:text-properties fo:color="#000000" style:font-name="Arial1" fo:font-weight="bold" style:font-weight-asian="bold" style:font-name-complex="Arial2" style:font-weight-complex="bold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style:text-position="super 58%" style:font-name="Arial1" fo:font-size="10pt" style:font-size-asian="10pt" style:font-name-complex="Arial2" style:font-size-complex="10pt"/>
    </style:style>
    <style:style style:name="T59" style:family="text">
      <style:text-properties style:text-position="super 58%" style:font-name="Arial1" fo:font-size="10pt" fo:language="en" fo:country="US" style:font-size-asian="10pt" style:font-name-complex="Arial2" style:font-size-complex="10pt"/>
    </style:style>
    <style:style style:name="T60" style:family="text">
      <style:text-properties fo:color="#008000" style:font-name="Arial1" fo:font-size="10pt" fo:font-weight="bold" style:font-name-asian="Calibri1" style:font-size-asian="10pt" style:font-weight-asian="bold" style:font-name-complex="Arial2" style:font-size-complex="10pt" style:font-weight-complex="bold"/>
    </style:style>
    <style:style style:name="T61" style:family="text">
      <style:text-properties fo:text-transform="uppercase" fo:font-size="10pt" style:font-size-asian="10pt"/>
    </style:style>
    <style:style style:name="T62" style:family="text">
      <style:text-properties fo:text-transform="uppercase"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63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64" style:family="text">
      <style:text-properties fo:text-transform="uppercase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65" style:family="text">
      <style:text-properties fo:text-transform="uppercase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66" style:family="text">
      <style:text-properties fo:language="pt" fo:country="PT" fo:background-color="transparent" style:font-size-complex="8pt"/>
    </style:style>
    <style:style style:name="T67" style:family="text">
      <style:text-properties fo:language="pt" fo:country="PT" fo:background-color="transparent" style:font-size-complex="8pt" style:font-style-complex="italic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fo:language="en" fo:country="US"/>
    </style:style>
    <style:style style:name="T7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/>
      <text:p text:style-name="P13"/>
      <text:p text:style-name="P13">RELATÓRIO TÉCNICO II</text:p>
      <text:p text:style-name="P42"><text:placeholder text:placeholder-type="text">&lt;setLang('pt_BR')&gt;</text:placeholder></text:p>
      <text:p text:style-name="P2"><text:span text:style-name="T66"><text:placeholder text:placeholder-type="text">&lt;o.technical_product_id.name&gt;</text:placeholder></text:span><text:span text:style-name="T66"> </text:span></text:p>
      <text:p text:style-name="P3"/>
      <text:p text:style-name="P13">PRODUTO TÉCNICO por EQUIVALÊNCIA</text:p>
      <text:p text:style-name="P13"/>
      <text:list xml:id="list1456902210" text:style-name="WWNum5">
        <text:list-item>
          <text:p text:style-name="P161">Nome técnico ou comum do(s) ingrediente(s) ativo(s):</text:p>
        </text:list-item>
      </text:list>
      <text:p text:style-name="P170"/>
      <text:p text:style-name="P170"><text:placeholder text:placeholder-type="text">&lt;for each="ingredient in o.cqq_ids"&gt;</text:placeholder></text:p>
      <text:p text:style-name="P170"><text:placeholder text:placeholder-type="text">&lt;if test="ingredient.ingredient_id.type == 'chemical'"&gt;</text:placeholder></text:p>
      <text:p text:style-name="P170"><text:placeholder text:placeholder-type="text">&lt;ingredient.ingredient_id.name&gt;</text:placeholder></text:p>
      <text:p text:style-name="P170"><text:placeholder text:placeholder-type="text">&lt;/if&gt;</text:placeholder></text:p>
      <text:p text:style-name="P170"><text:placeholder text:placeholder-type="text">&lt;/for&gt;</text:placeholder></text:p>
      <text:p text:style-name="P170"/>
      <text:list xml:id="list1536891755" text:continue-numbering="true" text:style-name="WWNum5">
        <text:list-item>
          <text:p text:style-name="P144">Sinonímia (não incluir marcas comerciais):</text:p>
        </text:list-item>
      </text:list>
      <text:p text:style-name="P170"/>
      <text:p text:style-name="P170"><text:placeholder text:placeholder-type="text">&lt;for each="ingredient in o.cqq_ids"&gt;</text:placeholder></text:p>
      <text:p text:style-name="P173"><text:placeholder text:placeholder-type="text">&lt;if test="ingredient.ingredient_id.type == 'chemical'"&gt;</text:placeholder></text:p>
      <text:p text:style-name="P94"><text:placeholder text:placeholder-type="text">&lt;for each="chemicalname in ingredient.ingredient_id.ingredient_other_name_ids"&gt;</text:placeholder></text:p>
      <text:p text:style-name="P94"><text:placeholder text:placeholder-type="text">&lt;if test="chemicalname.ingredient_name_category_id.name =='Synonymy'"&gt;</text:placeholder></text:p>
      <text:p text:style-name="P99"><text:span text:style-name="T69"><text:placeholder text:placeholder-type="text">&lt;ingredient.ingredient_id.name&gt;</text:placeholder></text:span><text:span text:style-name="T69">: </text:span><text:placeholder text:placeholder-type="text">&lt;chemicalname.name&gt;</text:placeholder></text:p>
      <text:p text:style-name="P170"><text:placeholder text:placeholder-type="text">&lt;/if&gt;</text:placeholder></text:p>
      <text:p text:style-name="P170"><text:placeholder text:placeholder-type="text">&lt;/for&gt;</text:placeholder></text:p>
      <text:p text:style-name="P170"><text:placeholder text:placeholder-type="text">&lt;/if&gt;</text:placeholder></text:p>
      <text:p text:style-name="P173"><text:placeholder text:placeholder-type="text">&lt;/for&gt;</text:placeholder></text:p>
      <text:p text:style-name="P18"/>
      <text:list xml:id="list422576355" text:continue-numbering="true" text:style-name="WWNum5">
        <text:list-item>
          <text:p text:style-name="P164">Nomes químicos, fórmula estrutural e fórmula bruta do(s) ingrediente(s) ativo(s):</text:p>
        </text:list-item>
      </text:list>
      <text:p text:style-name="P14"/>
      <text:p text:style-name="P127"><text:span text:style-name="T2">Nome químico: </text:span><text:span text:style-name="T14"><text:placeholder text:placeholder-type="text">&lt;for each="ingredient in o.cqq_ids"&gt;</text:placeholder></text:span></text:p>
      <text:p text:style-name="P173"><text:placeholder text:placeholder-type="text">&lt;if test="ingredient.ingredient_id.type == 'chemical'"&gt;</text:placeholder></text:p>
      <text:p text:style-name="P94"><text:placeholder text:placeholder-type="text">&lt;for each="chemicalname in ingredient.ingredient_id.ingredient_other_name_ids"&gt;</text:placeholder></text:p>
      <text:p text:style-name="P94"><text:placeholder text:placeholder-type="text">&lt;if test="chemicalname.ingredient_name_category_id.name =='Chemical Name'"&gt;</text:placeholder></text:p>
      <text:p text:style-name="P99"><text:placeholder text:placeholder-type="text">&lt;chemicalname.name&gt;</text:placeholder></text:p>
      <text:p text:style-name="P170"><text:placeholder text:placeholder-type="text">&lt;/if&gt;</text:placeholder></text:p>
      <text:p text:style-name="P55"><text:placeholder text:placeholder-type="text">&lt;/for&gt;</text:placeholder></text:p>
      <text:p text:style-name="P55"/>
      <text:p text:style-name="P37">Fórmula estrutural:</text:p>
      <text:p text:style-name="P37"/>
      <text:p text:style-name="P37"><draw:frame draw:style-name="fr1" draw:name="image: asimage(ingredient.ingredient_id.chemical_structure,size_x=220,size_y=65)" text:anchor-type="paragraph" svg:x="0.1201in" svg:y="0.1in" draw:z-index="0"><draw:text-box fo:min-height="1.5543in" fo:min-width="3.2256in"><text:p text:style-name="Frame_20_contents">Imagen</text:p></draw:text-box></draw:frame></text:p>
      <text:p text:style-name="P25"/>
      <text:p text:style-name="P127"><text:span text:style-name="T14">Fórmula bruta: </text:span><text:span text:style-name="T14"><text:placeholder text:placeholder-type="text">&lt;ingredient.ingredient_id.molecular_formula&gt;</text:placeholder></text:span></text:p>
      <text:p text:style-name="P170"><text:soft-page-break/></text:p>
      <text:p text:style-name="P170"><text:placeholder text:placeholder-type="text">&lt;/if&gt;</text:placeholder></text:p>
      <text:p text:style-name="P20"><text:placeholder text:placeholder-type="text">&lt;/for&gt;</text:placeholder></text:p>
      <text:p text:style-name="P19"/>
      <text:list xml:id="list1408102032" text:continue-numbering="true" text:style-name="WWNum5">
        <text:list-item>
          <text:p text:style-name="P193">Grau de pureza e procedência do(s) produto(s) técnico(s):</text:p>
        </text:list-item>
      </text:list>
      <text:p text:style-name="P86"/>
      <text:p text:style-name="P170"><text:placeholder text:placeholder-type="text">&lt;for each="ingredient in o.cqq_ids"&gt;</text:placeholder></text:p>
      <text:p text:style-name="P170"><text:placeholder text:placeholder-type="text">&lt;if test="ingredient.ingredient_id.type == 'chemical'"&gt;</text:placeholder></text:p>
      <text:p text:style-name="P186"><text:span text:style-name="T14"><text:placeholder text:placeholder-type="text">&lt;ingredient.ingredient_id.name&gt;</text:placeholder></text:span><text:span text:style-name="T14"> :</text:span></text:p>
      <text:p text:style-name="P130"><text:span text:style-name="T2">concentração mínima de </text:span><text:span text:style-name="T14"><text:placeholder text:placeholder-type="text">&lt;ingredient.min_concentration&gt;</text:placeholder></text:span><text:span text:style-name="T14"> </text:span><text:span text:style-name="T14"><text:placeholder text:placeholder-type="text">&lt;ingredient.min_uom_id.name&gt;</text:placeholder></text:span></text:p>
      <text:p text:style-name="P170"><text:placeholder text:placeholder-type="text">&lt;/if&gt;</text:placeholder></text:p>
      <text:p text:style-name="P153"><text:span text:style-name="T70"><text:placeholder text:placeholder-type="text">&lt;/for&gt;</text:placeholder></text:span><text:span text:style-name="T70"> </text:span></text:p>
      <text:p text:style-name="P39"/>
      <text:p text:style-name="P38">Procedência do produto técnico:<text:bookmark-start text:name="bkmSouName1"/></text:p>
      <text:p text:style-name="P10"><text:span text:style-name="T67"><text:placeholder text:placeholder-type="text">&lt;for each="manufacturer in o.partner_role_in_registry_ids"&gt;</text:placeholder></text:span><text:span text:style-name="T67"> </text:span></text:p>
      <text:p text:style-name="P21"><text:bookmark-end text:name="bkmSouName1"/><text:placeholder text:placeholder-type="text">&lt;if test="manufacturer.type =='manufacturer'"&gt;</text:placeholder></text:p>
      <text:p text:style-name="P21"/>
      <text:p text:style-name="P12"><text:placeholder text:placeholder-type="text">&lt;manufacturer.partner_id.name&gt;</text:placeholder></text:p>
      <text:p text:style-name="P11"><text:span text:style-name="T67"><text:placeholder text:placeholder-type="text">&lt;manufacturer.partner_id.street&gt;</text:placeholder></text:span><text:span text:style-name="T67">, </text:span><text:span text:style-name="T67"><text:placeholder text:placeholder-type="text">&lt;manufacturer.partner_id.city&gt;</text:placeholder></text:span><text:span text:style-name="T67">, </text:span><text:span text:style-name="T67"><text:placeholder text:placeholder-type="text">&lt;manufacturer.partner_id.state_id.name&gt;</text:placeholder></text:span><text:span text:style-name="T67">, </text:span><text:span text:style-name="T67"><text:placeholder text:placeholder-type="text">&lt;manufacturer.partner_id.country_id.name&gt;</text:placeholder></text:span></text:p>
      <text:p text:style-name="P100"/>
      <text:p text:style-name="P170"><text:placeholder text:placeholder-type="text">&lt;/if&gt;</text:placeholder></text:p>
      <text:p text:style-name="P101"><text:span text:style-name="T70"><text:placeholder text:placeholder-type="text">&lt;/for&gt;</text:placeholder></text:span><text:span text:style-name="T70"> </text:span></text:p>
      <text:p text:style-name="P22"/>
      <text:list xml:id="list2095264875" text:continue-numbering="true" text:style-name="WWNum5">
        <text:list-item>
          <text:p text:style-name="P166">Identidade, concentração e toxicidade, quando aplicável, das impurezas presente no(s) produto(s) técnico(s):</text:p>
        </text:list-item>
      </text:list>
      <text:p text:style-name="P111"/>
      <text:p text:style-name="P128"><text:span text:style-name="T2">As impurezas são discutidas na </text:span><text:span text:style-name="T7">“Declaração da Composição Qualitativa e Quantitativa”</text:span><text:span text:style-name="T2"> do produto </text:span><text:span text:style-name="T29"><text:placeholder text:placeholder-type="text">&lt;o.technical_product_id.name&gt;</text:placeholder></text:span><text:span text:style-name="T29"> </text:span></text:p>
      <text:p text:style-name="P35"/>
      <text:p text:style-name="P128"><text:span text:style-name="T2">Estas informações e documentos estão constantes no </text:span><text:span text:style-name="T7">Anexo 16.1</text:span><text:span text:style-name="T2">. </text:span></text:p>
      <text:p text:style-name="P111"/>
      <text:list xml:id="list2043164419" text:continue-numbering="true" text:style-name="WWNum5">
        <text:list-item>
          <text:p text:style-name="P167">Nomes comerciais (das formulações): </text:p>
        </text:list-item>
      </text:list>
      <text:p text:style-name="P56"/>
      <text:p text:style-name="P187"><text:span text:style-name="T29"><text:placeholder text:placeholder-type="text">&lt;o.technical_product_id.name&gt;</text:placeholder></text:span><text:span text:style-name="T29"> </text:span></text:p>
      <text:p text:style-name="P60"/>
      <text:list xml:id="list192764820" text:continue-numbering="true" text:style-name="WWNum5">
        <text:list-item>
          <text:p text:style-name="P165">Concentração total de ingredientes ativos e inertes e identidade de todos os componentes da formulação:</text:p>
        </text:list-item>
      </text:list>
      <text:p text:style-name="P112"/>
      <text:p text:style-name="P112">Não se aplica. Trata-se de produto técnico.</text:p>
      <text:p text:style-name="P113"><text:tab/></text:p>
      <text:list xml:id="list1980863794" text:continue-numbering="true" text:style-name="WWNum5">
        <text:list-item>
          <text:p text:style-name="P165">Classe, segundo o uso agronômico, grupo químico e o modo de ação:</text:p>
        </text:list-item>
      </text:list>
      <text:p text:style-name="P170"><text:placeholder text:placeholder-type="text">&lt;for each="ingredient in o.cqq_ids"&gt;</text:placeholder></text:p>
      <text:p text:style-name="P170"><text:placeholder text:placeholder-type="text">&lt;if test="ingredient.ingredient_id.type == 'chemical'"&gt;</text:placeholder></text:p>
      <text:p text:style-name="P172"/>
      <text:p text:style-name="P132"><text:span text:style-name="T16">Classe: </text:span><text:span text:style-name="T16"><text:placeholder text:placeholder-type="text">&lt;ingredient.ingredient_id.agronomic_class_id.name&gt;</text:placeholder></text:span></text:p>
      <text:p text:style-name="P132"><text:span text:style-name="T16">Grupo químico: </text:span><text:span text:style-name="T16"><text:placeholder text:placeholder-type="text">&lt;ingredient.ingredient_id.ingredient_group_id.name&gt;</text:placeholder></text:span></text:p>
      <text:p text:style-name="P103"><text:placeholder text:placeholder-type="text">&lt;for each="modes in ingredient.ingredient_id.mode_of_action_ids"&gt;</text:placeholder></text:p>
      <text:p text:style-name="P132"><text:span text:style-name="T16">Modo de ação: </text:span><text:span text:style-name="T14"><text:placeholder text:placeholder-type="text">&lt;modes.name&gt;</text:placeholder></text:span></text:p>
      <text:p text:style-name="P102"><text:span text:style-name="T70"><text:placeholder text:placeholder-type="text">&lt;/for&gt;</text:placeholder></text:span><text:span text:style-name="T70"> </text:span></text:p>
      <text:p text:style-name="P104"><text:s/></text:p>
      <text:p text:style-name="P170"><text:placeholder text:placeholder-type="text">&lt;/if&gt;</text:placeholder></text:p>
      <text:p text:style-name="P102"><text:soft-page-break/><text:span text:style-name="T70"><text:placeholder text:placeholder-type="text">&lt;/for&gt;</text:placeholder></text:span><text:span text:style-name="T70"> </text:span></text:p>
      <text:p text:style-name="P104"/>
      <text:list xml:id="list867102579" text:continue-numbering="true" text:style-name="WWNum5">
        <text:list-item>
          <text:p text:style-name="P165">Modalidade de aplicação (costal, tratorizada, aérea ou outra):</text:p>
        </text:list-item>
      </text:list>
      <text:p text:style-name="P112"/>
      <text:p text:style-name="P112">Não se aplica. Trata-se de produto técnico.</text:p>
      <text:p text:style-name="P115"/>
      <text:list xml:id="list1826791913" text:continue-numbering="true" text:style-name="WWNum5">
        <text:list-item>
          <text:p text:style-name="P165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112"/>
      <text:p text:style-name="P112">Não se aplica. Trata-se de produto técnico.</text:p>
      <text:p text:style-name="P112"/>
      <text:list xml:id="list1923068026" text:continue-numbering="true" text:style-name="WWNum5">
        <text:list-item>
          <text:p text:style-name="P165">Finalidade - indicação das culturas onde será aplicado, bem como as pragas, doenças ou ervas daninhas visadas para controle:</text:p>
        </text:list-item>
      </text:list>
      <text:p text:style-name="P112"/>
      <text:p text:style-name="P112">Não se aplica. Trata-se de produto técnico.</text:p>
      <text:p text:style-name="P89"/>
      <text:list xml:id="list1904818164" text:continue-numbering="true" text:style-name="WWNum5">
        <text:list-item>
          <text:p text:style-name="P165">Testes de campo, método analítico e resultados das análises dos ingredientes ativos remanescentes na cultura alimentar:</text:p>
        </text:list-item>
      </text:list>
      <text:p text:style-name="P112"/>
      <text:p text:style-name="P112">Não se aplica. Trata-se de produto técnico.</text:p>
      <text:p text:style-name="P115"/>
      <text:list xml:id="list1361342741" text:continue-numbering="true" text:style-name="WWNum5">
        <text:list-item>
          <text:p text:style-name="P165">Proposições quanto a Limite Máximo de Resíduo - LMR ou quando, for o caso, Limite dos Resíduos Estranho – LRE:</text:p>
        </text:list-item>
      </text:list>
      <text:p text:style-name="P112"/>
      <text:p text:style-name="P112">Não se aplica. Trata-se de produto técnico.</text:p>
      <text:p text:style-name="P112"/>
      <text:list xml:id="list158022614" text:continue-numbering="true" text:style-name="WWNum5">
        <text:list-item>
          <text:p text:style-name="P165">Intervalo de reentrada de pessoas nas áreas tratadas:</text:p>
        </text:list-item>
      </text:list>
      <text:p text:style-name="P112"/>
      <text:p text:style-name="P112">Não se aplica. Trata-se de produto técnico.</text:p>
      <text:p text:style-name="P95"/>
      <text:list xml:id="list1156906132" text:continue-numbering="true" text:style-name="WWNum5">
        <text:list-item>
          <text:p text:style-name="P165">Limites Máximos de Resíduos - LMR - disponíveis, de preferência a nível internacional;</text:p>
        </text:list-item>
      </text:list>
      <text:p text:style-name="P112"/>
      <text:p text:style-name="P112">Não se aplica. Trata-se de produto técnico.</text:p>
      <text:p text:style-name="P95"/>
      <text:list xml:id="list2108895586" text:continue-numbering="true" text:style-name="WWNum5">
        <text:list-item>
          <text:p text:style-name="P165">Dados biológicos envolvendo aspectos bioquímicos e toxicológicos</text:p>
        </text:list-item>
      </text:list>
      <text:p text:style-name="P115"/>
      <text:p text:style-name="P115">Trata-se de Registro de Produto Técnico por Equivalência, e, portanto, as características bioquímicas e toxicológicas são equivalentes ao produto técnico de referência </text:p>
      <text:p text:style-name="P32"><text:placeholder text:placeholder-type="text">&lt;for each="information in filter_inf_presentations(o.information_presentation_ids, 'Produto de referência - Nome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132"><text:span text:style-name="T34"><text:placeholder text:placeholder-type="text">&lt;/for&gt;</text:placeholder></text:span><text:span text:style-name="T2"> </text:span></text:p>
      <text:p text:style-name="P132"><text:span text:style-name="T2">registro no MAPA sob o n</text:span><text:span text:style-name="T58">0</text:span></text:p>
      <text:p text:style-name="P31"><text:soft-page-break/><text:placeholder text:placeholder-type="text">&lt;for each="information in filter_inf_presentations(o.information_presentation_ids, 'Produto de referência - Número Registr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61"><text:placeholder text:placeholder-type="text">&lt;/for&gt;</text:placeholder></text:p>
      <text:p text:style-name="P115">de acordo com Lista Positiva de Produtos Técnicos de Referência, emitida pela ANVISA.</text:p>
      <text:p text:style-name="P87"/>
      <text:list xml:id="list1946810380" text:continue-numbering="true" text:style-name="WWNum5">
        <text:list-item>
          <text:p text:style-name="P168"><text:span text:style-name="T11">Métodos de desativação e descarte do agrotóxico e de seus componentes de modo a impedir que os remanescentes provoquem riscos ao meio ambiente e a saúde pública </text:span><text:span text:style-name="T12">(Anexo 11.9)</text:span><text:span text:style-name="T11">:</text:span></text:p>
        </text:list-item>
      </text:list>
      <text:p text:style-name="P176"/>
      <text:p text:style-name="P176">Método de desativação:</text:p>
      <text:p text:style-name="P176"/>
      <text:p text:style-name="P31"><text:placeholder text:placeholder-type="text">&lt;for each="information in filter_inf_presentations(o.information_presentation_ids, 'Método de desativaçã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31"><text:placeholder text:placeholder-type="text">&lt;/for&gt;</text:placeholder></text:p>
      <text:p text:style-name="P87"/>
      <text:p text:style-name="P174"><text:placeholder text:placeholder-type="text">&lt;if test="get_one_doc_presentation(o.study_presentation_ids,  'Laudo de Desativação','approved')"&gt;</text:placeholder></text:p>
      <text:p text:style-name="P142"><text:span text:style-name="T2">Segue anexa cópia autenticada do Laudo Técnico nº </text:span><text:span text:style-name="T20"><text:placeholder text:placeholder-type="text">&lt;get_one_doc_presentation(o.study_presentation_ids,  'Laudo de Desativação', 'approved').study_id.reference&gt;</text:placeholder></text:span><text:span text:style-name="T3"> </text:span><text:span text:style-name="T2">da </text:span><text:span text:style-name="T20"><text:placeholder text:placeholder-type="text">&lt;get_one_doc_presentation(o.study_presentation_ids,  'Laudo de Desativação', 'approved').study_id.laboratory_id.name&gt;</text:placeholder></text:span><text:span text:style-name="T2"> referente à desativação do produto </text:span><text:span text:style-name="T28"><text:placeholder text:placeholder-type="text">&lt;o.technical_product_id.name&gt;</text:placeholder></text:span><text:span text:style-name="T2"> de </text:span><text:span text:style-name="T20"><text:placeholder text:placeholder-type="text">&lt;get_one_doc_presentation(o.study_presentation_ids,  'Laudo de Desativação', 'approved').study_id.end_date&gt;</text:placeholder></text:span></text:p>
      <text:p text:style-name="P23"><text:placeholder text:placeholder-type="text">&lt;/if&gt;</text:placeholder></text:p>
      <text:p text:style-name="P16"/>
      <text:list xml:id="list866933994" text:continue-numbering="true" text:style-name="WWNum5">
        <text:list-item>
          <text:p text:style-name="P165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17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3"><text:span text:style-name="T37">PRIMEIROS SOCORROS</text:span><text:span text:style-name="T38">: </text:span></text:p>
          </table:table-cell>
        </table:table-row>
      </table:table>
      <text:p text:style-name="P31"><text:placeholder text:placeholder-type="text">&lt;for each="information in filter_inf_presentations(o.information_presentation_ids, 'Primeiros socorros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soft-page-break/><text:placeholder text:placeholder-type="text">&lt;/if&gt;</text:placeholder></text:p>
      <text:p text:style-name="P44"><text:placeholder text:placeholder-type="text">&lt;/for&gt;</text:placeholder></text:p>
      <text:p text:style-name="P82"/>
      <text:p text:style-name="P71"><text:span text:style-name="T61">intoxicações por </text:span><text:span text:style-name="T64"><text:placeholder text:placeholder-type="text">&lt;o.technical_product_id.name&gt;</text:placeholder></text:span><text:span text:style-name="T64"> </text:span></text:p>
      <text:p text:style-name="P72"><text:bookmark-start text:name="_GoBack"/>Informações MÉdicas</text:p>
      <text:p text:style-name="P73"><text:bookmark-end text:name="_GoBack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4">Grupo químico</text:p>
          </table:table-cell>
          <table:table-cell table:style-name="Table2.B1" office:value-type="string">
            <text:p text:style-name="P104"><text:bookmark-start text:name="bkmProChemicalGroup1"/><field:fieldmark-start text:name="__Fieldmark__3901_645984685" field:type="vnd.oasis.opendocument.field.FORMTEXT"/><text:placeholder text:placeholder-type="text">&lt;for each="ingredient in o.cqq_ids"&gt;</text:placeholder></text:p>
            <text:p text:style-name="P170"><text:placeholder text:placeholder-type="text">&lt;if test="ingredient.ingredient_id.type == 'chemical'"&gt;</text:placeholder></text:p>
            <text:p text:style-name="P26"><text:placeholder text:placeholder-type="text">&lt;ingredient.ingredient_id.ingredient_group_id.name&gt;</text:placeholder></text:p>
            <text:p text:style-name="P132"><field:fieldmark-end/><text:span text:style-name="T35"><text:placeholder text:placeholder-type="text">&lt;/if&gt;</text:placeholder></text:span></text:p>
            <text:p text:style-name="P45"><text:bookmark-end text:name="bkmProChemicalGroup1"/><text:placeholder text:placeholder-type="text">&lt;/for&gt;</text:placeholder></text:p>
          </table:table-cell>
        </table:table-row>
        <table:table-row table:style-name="Table2.1">
          <table:table-cell table:style-name="Table2.A2" office:value-type="string">
            <text:p text:style-name="P114">Classe toxicológica </text:p>
          </table:table-cell>
          <table:table-cell table:style-name="Table2.B2" office:value-type="string">
            <text:p text:style-name="P115">A ser definido pela ANVISA</text:p>
          </table:table-cell>
        </table:table-row>
        <table:table-row table:style-name="Table2.1">
          <table:table-cell table:style-name="Table2.A2" office:value-type="string">
            <text:p text:style-name="P114">Vias de exposição</text:p>
          </table:table-cell>
          <table:table-cell table:style-name="Table2.B3" office:value-type="string">
            <text:p text:style-name="P32"><text:bookmark-start text:name="bkmProViasExpo1"/><field:fieldmark-start text:name="__Fieldmark__3946_645984685" field:type="vnd.oasis.opendocument.field.FORMTEXT"/><text:placeholder text:placeholder-type="text">&lt;for each="information in filter_inf_presentations(o.information_presentation_ids, 'Primeiros socorros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33"><text:placeholder text:placeholder-type="text">&lt;/if&gt;</text:placeholder></text:p>
            <text:p text:style-name="P132"><field:fieldmark-end/><text:bookmark-end text:name="bkmProViasExpo1"/><text:span text:style-name="T65"><text:placeholder text:placeholder-type="text">&lt;/for&gt;</text:placeholder></text:span></text:p>
          </table:table-cell>
        </table:table-row>
        <table:table-row table:style-name="Table2.1">
          <table:table-cell table:style-name="Table2.A2" office:value-type="string">
            <text:p text:style-name="P114">Toxicocinética</text:p>
          </table:table-cell>
          <table:table-cell table:style-name="Table2.B4" office:value-type="string">
            <text:p text:style-name="P32"><text:bookmark-start text:name="bkmProToxicocinetica1"/><field:fieldmark-start text:name="__Fieldmark__3982_645984685" field:type="vnd.oasis.opendocument.field.FORMTEXT"/><text:placeholder text:placeholder-type="text">&lt;for each="information in filter_inf_presentations(o.information_presentation_ids, 'Informações Médicas - Toxicocinética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34"><text:placeholder text:placeholder-type="text">&lt;/if&gt;</text:placeholder></text:p>
            <text:p text:style-name="P132"><field:fieldmark-end/><text:bookmark-end text:name="bkmProToxicocinetica1"/><text:span text:style-name="T65"><text:placeholder text:placeholder-type="text">&lt;/for&gt;</text:placeholder></text:span></text:p>
          </table:table-cell>
        </table:table-row>
        <table:table-row table:style-name="Table2.5">
          <table:table-cell table:style-name="Table2.A2" office:value-type="string">
            <text:p text:style-name="P114">Mecanismos de toxicidade</text:p>
          </table:table-cell>
          <table:table-cell table:style-name="Table2.B5" office:value-type="string">
            <text:p text:style-name="P32"><text:placeholder text:placeholder-type="text">&lt;for each="information in filter_inf_presentations(o.information_presentation_ids, 'Informações Médicas - Mecanismos de Toxicidade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34"><text:placeholder text:placeholder-type="text">&lt;/if&gt;</text:placeholder></text:p>
            <text:p text:style-name="P45"><text:placeholder text:placeholder-type="text">&lt;/for&gt;</text:placeholder></text:p>
          </table:table-cell>
        </table:table-row>
        <table:table-row table:style-name="Table2.1">
          <table:table-cell table:style-name="Table2.A2" office:value-type="string">
            <text:p text:style-name="P114">Sintomas e sinais clínicos</text:p>
          </table:table-cell>
          <table:table-cell table:style-name="Table2.B6" office:value-type="string">
            <text:p text:style-name="P32"><text:bookmark-start text:name="bkmProSintomas1"/><text:placeholder text:placeholder-type="text">&lt;for each="information in filter_inf_presentations(o.information_presentation_ids, 'Informações Médicas - Sintomas e sinais clínicos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soft-page-break/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34"><text:placeholder text:placeholder-type="text">&lt;/if&gt;</text:placeholder></text:p>
            <text:p text:style-name="P45"><text:bookmark-end text:name="bkmProSintomas1"/><text:placeholder text:placeholder-type="text">&lt;/for&gt;</text:placeholder></text:p>
          </table:table-cell>
        </table:table-row>
        <table:table-row table:style-name="Table2.1">
          <table:table-cell table:style-name="Table2.A2" office:value-type="string">
            <text:p text:style-name="P114">Diagnóstico</text:p>
            <text:p text:style-name="P114"/>
          </table:table-cell>
          <table:table-cell table:style-name="Table2.B7" office:value-type="string">
            <text:p text:style-name="P32"><text:placeholder text:placeholder-type="text">&lt;for each="information in filter_inf_presentations(o.information_presentation_ids, 'Informações Médicas - Diagnóstico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28"><text:placeholder text:placeholder-type="text">&lt;/if&gt;</text:placeholder></text:p>
            <text:p text:style-name="P47"><text:placeholder text:placeholder-type="text">&lt;/for&gt;</text:placeholder></text:p>
            <text:p text:style-name="P124"/>
          </table:table-cell>
        </table:table-row>
        <table:table-row table:style-name="Table2.1">
          <table:table-cell table:style-name="Table2.A2" office:value-type="string">
            <text:h text:style-name="P160" text:outline-level="1">Tratamento</text:h>
            <text:p text:style-name="P114"/>
          </table:table-cell>
          <table:table-cell table:style-name="Table2.B8" office:value-type="string">
            <text:p text:style-name="P134"><text:bookmark-start text:name="bkmProTratamento1"/><field:fieldmark-start text:name="__Fieldmark__4091_645984685" field:type="vnd.oasis.opendocument.field.FORMTEXT"/><field:fieldmark-end/><text:bookmark-end text:name="bkmProTratamento1"/><text:span text:style-name="T35"><text:placeholder text:placeholder-type="text">&lt;for each="information in filter_inf_presentations(o.information_presentation_ids, 'Informações Médicas - Tratamento', 'approved')"&gt;</text:placeholder></text:span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29"><text:placeholder text:placeholder-type="text">&lt;/if&gt;</text:placeholder></text:p>
            <text:p text:style-name="P46"><text:placeholder text:placeholder-type="text">&lt;/for&gt;</text:placeholder></text:p>
            <text:p text:style-name="P40"/>
          </table:table-cell>
        </table:table-row>
        <table:table-row table:style-name="Table2.1">
          <table:table-cell table:style-name="Table2.A2" office:value-type="string">
            <text:h text:style-name="P160" text:outline-level="1">Contra-indicações</text:h>
          </table:table-cell>
          <table:table-cell table:style-name="Table2.B9" office:value-type="string">
            <text:p text:style-name="P32"><text:bookmark-start text:name="bkmProEfeitos1"/><field:fieldmark-start text:name="__Fieldmark__4153_645984685" field:type="vnd.oasis.opendocument.field.FORMTEXT"/><text:placeholder text:placeholder-type="text">&lt;for each="information in filter_inf_presentations(o.information_presentation_ids, 'Informações Médicas - Contra-indicações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27"><text:placeholder text:placeholder-type="text">&lt;/if&gt;</text:placeholder></text:p>
            <text:p text:style-name="P45"><text:placeholder text:placeholder-type="text">&lt;/for&gt;</text:placeholder></text:p>
            <text:p text:style-name="P132"><field:fieldmark-end/><text:bookmark-end text:name="bkmProEfeitos1"/></text:p>
          </table:table-cell>
        </table:table-row>
        <table:table-row table:style-name="Table2.1">
          <table:table-cell table:style-name="Table2.A2" office:value-type="string">
            <text:p text:style-name="P114">Efeitos sinérgicos</text:p>
          </table:table-cell>
          <table:table-cell table:style-name="Table2.B10" office:value-type="string">
            <text:p text:style-name="P32"><text:placeholder text:placeholder-type="text">&lt;for each="information in filter_inf_presentations(o.information_presentation_ids, 'Efeitos sinérgicos', 'approved')"&gt;</text:placeholder></text:p>
            <text:p text:style-name="P31"><text:placeholder text:placeholder-type="text">&lt;if test="information.parent_information_id"&gt;</text:placeholder></text:p>
            <text:p text:style-name="P31"><text:placeholder text:placeholder-type="text">&lt;information.parent_information_id.text&gt;</text:placeholder></text:p>
            <text:p text:style-name="P31"><text:placeholder text:placeholder-type="text">&lt;/if&gt;</text:placeholder></text:p>
            <text:p text:style-name="P31"><text:placeholder text:placeholder-type="text">&lt;if test="not information.parent_information_id"&gt;</text:placeholder></text:p>
            <text:p text:style-name="P31"><text:placeholder text:placeholder-type="text">&lt;information.text&gt;</text:placeholder></text:p>
            <text:p text:style-name="P28"><text:placeholder text:placeholder-type="text">&lt;/if&gt;</text:placeholder></text:p>
            <text:p text:style-name="P45"><text:placeholder text:placeholder-type="text">&lt;/for&gt;</text:placeholder></text:p>
          </table:table-cell>
        </table:table-row>
        <table:table-row table:style-name="Table2.1">
          <table:table-cell table:style-name="Table2.A11" table:number-rows-spanned="3" office:value-type="string">
            <text:p text:style-name="P114">ATENÇÃO</text:p>
          </table:table-cell>
          <table:table-cell table:style-name="Table2.B11" office:value-type="string">
            <text:p text:style-name="P133"><text:span text:style-name="T2">Ligue para o </text:span><text:span text:style-name="T7">Disque-Intoxicação:</text:span><text:span text:style-name="T2"> </text:span><text:span text:style-name="T7">0800-722-6001 </text:span><text:span text:style-name="T2">para notificar o caso e obter </text:span><text:soft-page-break/><text:span text:style-name="T2">informações especializadas sobre o diagnóstico e tratamento.</text:span></text:p>
            <text:p text:style-name="P116">Rede Nacional de Centros de Informação e Assistência Toxicológica</text:p>
            <text:p text:style-name="P116">RENACIAT – ANVISA/MS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116">Notifique ao sistema de informação de agravos de notificação (SINAN / MS)</text:p>
          </table:table-cell>
        </table:table-row>
        <table:table-row table:style-name="Table2.1">
          <table:covered-table-cell/>
          <table:table-cell table:style-name="Table2.B13" office:value-type="string">
            <text:p text:style-name="P90">Telefone de Emergência da empresa: (41) 3071-9100</text:p>
          </table:table-cell>
        </table:table-row>
      </table:table>
      <text:p text:style-name="P84"/>
      <text:p text:style-name="P84">MECANISMOS DE AÇÃO, ABSORÇÃO E EXCREÇÃO PARA ANIMAIS DE LABORATÓRIO:</text:p>
      <text:p text:style-name="P115">Trata-se de Registro de Produto Técnico por Equivalência, e, portanto, as características bioquímicas e toxicológicas são equivalentes ao produto técnico de referência </text:p>
      <text:p text:style-name="P32"><text:placeholder text:placeholder-type="text">&lt;for each="information in filter_inf_presentations(o.information_presentation_ids, 'Produto de referência - Nome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132"><text:span text:style-name="T34"><text:placeholder text:placeholder-type="text">&lt;/for&gt;</text:placeholder></text:span><text:span text:style-name="T2"> </text:span></text:p>
      <text:p text:style-name="P132"><text:span text:style-name="T2">registro no MAPA sob o n</text:span><text:span text:style-name="T58">0</text:span></text:p>
      <text:p text:style-name="P31"><text:placeholder text:placeholder-type="text">&lt;for each="information in filter_inf_presentations(o.information_presentation_ids, 'Produto de referência - Número Registr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61"><text:placeholder text:placeholder-type="text">&lt;/for&gt;</text:placeholder></text:p>
      <text:p text:style-name="P117">de acordo com Lista Positiva de Produtos Técnicos de Referência, emitida pela ANVISA.</text:p>
      <text:p text:style-name="P117"/>
      <text:p text:style-name="P85">EFEITOS AGUDOS PARA ANIMAIS DE LABORATÓRIO:</text:p>
      <text:p text:style-name="P115">Trata-se de Registro de Produto Técnico por Equivalência, e, portanto, as características bioquímicas e toxicológicas são equivalentes ao produto técnico de referência </text:p>
      <text:p text:style-name="P32"><text:placeholder text:placeholder-type="text">&lt;for each="information in filter_inf_presentations(o.information_presentation_ids, 'Produto de referência - Nome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132"><text:span text:style-name="T34"><text:placeholder text:placeholder-type="text">&lt;/for&gt;</text:placeholder></text:span><text:span text:style-name="T2"> </text:span></text:p>
      <text:p text:style-name="P132"><text:span text:style-name="T2">registro no MAPA sob o n</text:span><text:span text:style-name="T58">0</text:span></text:p>
      <text:p text:style-name="P31"><text:placeholder text:placeholder-type="text">&lt;for each="information in filter_inf_presentations(o.information_presentation_ids, 'Produto de referência - Número Registr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soft-page-break/><text:placeholder text:placeholder-type="text">&lt;/if&gt;</text:placeholder></text:p>
      <text:p text:style-name="P61"><text:placeholder text:placeholder-type="text">&lt;/for&gt;</text:placeholder></text:p>
      <text:p text:style-name="P117">de acordo com Lista Positiva de Produtos Técnicos de Referência, emitida pela ANVISA.</text:p>
      <text:p text:style-name="P119"/>
      <text:p text:style-name="P85">EFEITOS CRÔNICOS PARA ANIMAIS DE LABORATÓRIO:</text:p>
      <text:p text:style-name="P115">Trata-se de Registro de Produto Técnico por Equivalência, e, portanto, as características bioquímicas e toxicológicas são equivalentes ao produto técnico de referência </text:p>
      <text:p text:style-name="P32"><text:placeholder text:placeholder-type="text">&lt;for each="information in filter_inf_presentations(o.information_presentation_ids, 'Produto de referência - Nome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132"><text:span text:style-name="T34"><text:placeholder text:placeholder-type="text">&lt;/for&gt;</text:placeholder></text:span><text:span text:style-name="T2"> </text:span></text:p>
      <text:p text:style-name="P132"><text:span text:style-name="T2">registro no MAPA sob o n</text:span><text:span text:style-name="T58">0</text:span></text:p>
      <text:p text:style-name="P31"><text:placeholder text:placeholder-type="text">&lt;for each="information in filter_inf_presentations(o.information_presentation_ids, 'Produto de referência - Número Registr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61"><text:placeholder text:placeholder-type="text">&lt;/for&gt;</text:placeholder></text:p>
      <text:p text:style-name="P117">de acordo com Lista Positiva de Produtos Técnicos de Referência, emitida pela ANVISA.</text:p>
      <text:p text:style-name="P96"/>
      <text:p text:style-name="P96">RELATÓRIO DE ESTUDOS DE PROPRIEDADES FÍSICO-QUÍMICAS</text:p>
      <text:p text:style-name="P96"/>
      <text:p text:style-name="P50">INFORMAÇÕES E DOCUMENTOS EXIGIDOS NO ANEXO II, ITEM 16.6 DO DECRETO 4.074/02, ALTERADO PELO DEC. 5.981/06.</text:p>
      <text:p text:style-name="P122"/>
      <text:p text:style-name="P48">Pressão de vapor (Anexo 16.6)</text:p>
      <text:p text:style-name="P97"/>
      <text:p text:style-name="P105"/>
      <text:p text:style-name="P174"><text:placeholder text:placeholder-type="text">&lt;if test="get_one_doc_presentation(o.study_presentation_ids,  'Pressão vapor','approved')"&gt;</text:placeholder></text:p>
      <text:p text:style-name="P178"/>
      <text:p text:style-name="P126"><text:span text:style-name="T18">Resumo</text:span><text:span text:style-name="T15">: </text:span></text:p>
      <text:p text:style-name="P107"><text:placeholder text:placeholder-type="text">&lt;get_one_doc_presentation(o.study_presentation_ids,  'Pressão vapor', 'approved').study_id.summary_pt&gt;</text:placeholder></text:p>
      <text:p text:style-name="P105"/>
      <text:p text:style-name="P129"><text:span text:style-name="T18">Resultado</text:span><text:span text:style-name="T15">: </text:span></text:p>
      <text:p text:style-name="P108"><text:placeholder text:placeholder-type="text">&lt;get_one_doc_presentation(o.study_presentation_ids,  'Pressão vapor', 'approved').study_id.result_pt&gt;</text:placeholder></text:p>
      <text:p text:style-name="P106"/>
      <text:p text:style-name="P109">Ref.:</text:p>
      <text:p text:style-name="P125"><text:span text:style-name="T19"><text:s/></text:span><text:span text:style-name="T20"><text:placeholder text:placeholder-type="text">&lt;get_one_doc_presentation(o.study_presentation_ids,  'Pressão vapor', 'approved').study_id.reference&gt;</text:placeholder></text:span><text:span text:style-name="T20">, </text:span><text:span text:style-name="T20"><text:placeholder text:placeholder-type="text">&lt;get_one_doc_presentation(o.study_presentation_ids,  'Pressão vapor', 'approved').study_id.name&gt;</text:placeholder></text:span><text:span text:style-name="T20">,</text:span><text:span text:style-name="T20"><text:placeholder text:placeholder-type="text">&lt;get_one_doc_presentation(o.study_presentation_ids,  'Pressão vapor', 'approved').study_id.laboratory_id.name&gt;</text:placeholder></text:span><text:span text:style-name="T20">, </text:span><text:span text:style-name="T20"><text:placeholder text:placeholder-type="text">&lt;get_one_doc_presentation(o.study_presentation_ids,  'Pressão vapor', 'approved').study_id.director_author_id.name&gt;</text:placeholder></text:span><text:soft-page-break/><text:span text:style-name="T20">, <text:s text:c="5"/></text:span><text:span text:style-name="T20"><text:placeholder text:placeholder-type="text">&lt;get_one_doc_presentation(o.study_presentation_ids,  'Pressão vapor', 'approved').study_id.number_of_pages&gt;</text:placeholder></text:span><text:span text:style-name="T20"> pag, </text:span><text:span text:style-name="T20"><text:placeholder text:placeholder-type="text">&lt;get_one_doc_presentation(o.study_presentation_ids,  'Pressão vapor', 'approved').study_id.end_date&gt;</text:placeholder></text:span></text:p>
      <text:p text:style-name="P57"><text:placeholder text:placeholder-type="text">&lt;/if&gt;</text:placeholder></text:p>
      <text:p text:style-name="P57"/>
      <text:p text:style-name="P97"/>
      <text:p text:style-name="P137"><text:span text:style-name="T12">Ponto de </text:span><text:bookmark-start text:name="bkmPonFusEbu"/><text:span text:style-name="T12">fusão/ebulição</text:span><text:bookmark-end text:name="bkmPonFusEbu"/><text:span text:style-name="T12"> (Anexo 16.6)</text:span></text:p>
      <text:p text:style-name="P122"/>
      <text:p text:style-name="P105"/>
      <text:p text:style-name="P174"><text:placeholder text:placeholder-type="text">&lt;if test="get_one_doc_presentation(o.study_presentation_ids,  'Ponto de ebulição','approved')"&gt;</text:placeholder></text:p>
      <text:p text:style-name="P175"/>
      <text:p text:style-name="P126"><text:span text:style-name="T18">Resumo</text:span><text:span text:style-name="T15">: </text:span></text:p>
      <text:p text:style-name="P107"><text:placeholder text:placeholder-type="text">&lt;get_one_doc_presentation(o.study_presentation_ids,  'Ponto de ebulição', 'approved').study_id.summary_pt&gt;</text:placeholder></text:p>
      <text:p text:style-name="P105"/>
      <text:p text:style-name="P129"><text:span text:style-name="T18">Resultado</text:span><text:span text:style-name="T15">: </text:span></text:p>
      <text:p text:style-name="P108"><text:placeholder text:placeholder-type="text">&lt;get_one_doc_presentation(o.study_presentation_ids,  'Ponto de ebulição', 'approved').study_id.result_pt&gt;</text:placeholder></text:p>
      <text:p text:style-name="P106"/>
      <text:p text:style-name="P109">Ref.:</text:p>
      <text:p text:style-name="P125"><text:span text:style-name="T20"><text:placeholder text:placeholder-type="text">&lt;get_one_doc_presentation(o.study_presentation_ids,  'Ponto de ebulição', 'approved').study_id.reference&gt;</text:placeholder></text:span><text:span text:style-name="T20">, </text:span><text:span text:style-name="T20"><text:placeholder text:placeholder-type="text">&lt;get_one_doc_presentation(o.study_presentation_ids,  'Ponto de ebulição', 'approved').study_id.name&gt;</text:placeholder></text:span><text:span text:style-name="T20">,</text:span><text:span text:style-name="T20"><text:placeholder text:placeholder-type="text">&lt;get_one_doc_presentation(o.study_presentation_ids,  'Ponto de ebulição', 'approved').study_id.laboratory_id.name&gt;</text:placeholder></text:span><text:span text:style-name="T20">, </text:span><text:span text:style-name="T20"><text:placeholder text:placeholder-type="text">&lt;get_one_doc_presentation(o.study_presentation_ids,  'Ponto de ebulição', 'approved').study_id.director_author_id.name&gt;</text:placeholder></text:span><text:span text:style-name="T20">, <text:s text:c="5"/></text:span><text:span text:style-name="T20"><text:placeholder text:placeholder-type="text">&lt;get_one_doc_presentation(o.study_presentation_ids,  'Ponto de ebulição', 'approved').study_id.number_of_pages&gt;</text:placeholder></text:span><text:span text:style-name="T20"> pag, </text:span><text:span text:style-name="T20"><text:placeholder text:placeholder-type="text">&lt;get_one_doc_presentation(o.study_presentation_ids,  'Ponto de ebulição', 'approved').study_id.end_date&gt;</text:placeholder></text:span></text:p>
      <text:p text:style-name="P57"><text:placeholder text:placeholder-type="text">&lt;/if&gt;</text:placeholder></text:p>
      <text:p text:style-name="P105"/>
      <text:p text:style-name="P122"/>
      <text:p text:style-name="P137"><text:span text:style-name="T12">Solubilidade em água</text:span><text:span text:style-name="T13"> </text:span><text:span text:style-name="T8">e solventes orgânicos </text:span><text:span text:style-name="T13">(Anexo </text:span><text:span text:style-name="T12">16.6)</text:span></text:p>
      <text:p text:style-name="P16"/>
      <text:p text:style-name="P110"/>
      <text:p text:style-name="P174"><text:placeholder text:placeholder-type="text">&lt;if test="get_one_doc_presentation(o.study_presentation_ids,  'Solubilidade/Miscibilidade','approved')"&gt;</text:placeholder></text:p>
      <text:p text:style-name="P175"/>
      <text:p text:style-name="P126"><text:span text:style-name="T18">Resumo</text:span><text:span text:style-name="T15">: </text:span></text:p>
      <text:p text:style-name="P107"><text:placeholder text:placeholder-type="text">&lt;get_one_doc_presentation(o.study_presentation_ids,  'Solubilidade/Miscibilidade', 'approved').study_id.summary_pt&gt;</text:placeholder></text:p>
      <text:p text:style-name="P105"/>
      <text:p text:style-name="P129"><text:span text:style-name="T18">Resultado</text:span><text:span text:style-name="T15">:</text:span></text:p>
      <text:p text:style-name="P129"><text:span text:style-name="T15"><text:s/></text:span><text:span text:style-name="T20"><text:placeholder text:placeholder-type="text">&lt;get_one_doc_presentation(o.study_presentation_ids,  'Solubilidade/Miscibilidade', 'approved').study_id.result_pt&gt;</text:placeholder></text:span></text:p>
      <text:p text:style-name="P106"/>
      <text:p text:style-name="P109">Ref.:</text:p>
      <text:p text:style-name="P125"><text:span text:style-name="T19"><text:s/></text:span><text:span text:style-name="T20"><text:placeholder text:placeholder-type="text">&lt;get_one_doc_presentation(o.study_presentation_ids,  'Solubilidade/Miscibilidade', 'approved').study_id.reference&gt;</text:placeholder></text:span><text:span text:style-name="T20">, </text:span><text:span text:style-name="T20"><text:placeholder text:placeholder-type="text">&lt;get_one_doc_presentation(o.study_presentation_ids,  'Solubilidade/Miscibilidade', 'approved').study_id.name&gt;</text:placeholder></text:span><text:span text:style-name="T20">,</text:span><text:span text:style-name="T20"><text:placeholder text:placeholder-type="text">&lt;get_one_doc_presentation(o.study_presentation_ids,  'Solubilidade/Miscibilidade', 'approved').study_id.laboratory_id.name&gt;</text:placeholder></text:span><text:soft-page-break/><text:span text:style-name="T20">, </text:span><text:span text:style-name="T20"><text:placeholder text:placeholder-type="text">&lt;get_one_doc_presentation(o.study_presentation_ids,  'Solubilidade/Miscibilidade', 'approved').study_id.director_author_id.name&gt;</text:placeholder></text:span><text:span text:style-name="T20">, <text:s text:c="5"/></text:span><text:span text:style-name="T20"><text:placeholder text:placeholder-type="text">&lt;get_one_doc_presentation(o.study_presentation_ids,  'Solubilidade/Miscibilidade', 'approved').study_id.number_of_pages&gt;</text:placeholder></text:span><text:span text:style-name="T20"> pag, </text:span><text:span text:style-name="T20"><text:placeholder text:placeholder-type="text">&lt;get_one_doc_presentation(o.study_presentation_ids,  'Solubilidade/Miscibilidade', 'approved').study_id.end_date&gt;</text:placeholder></text:span></text:p>
      <text:p text:style-name="P57"><text:placeholder text:placeholder-type="text">&lt;/if&gt;</text:placeholder></text:p>
      <text:p text:style-name="P57"/>
      <text:p text:style-name="P105"/>
      <text:p text:style-name="P49">Coeficiente de partição N-octanol/água (Anexo 16.6)</text:p>
      <text:p text:style-name="P105"/>
      <text:p text:style-name="P122"/>
      <text:p text:style-name="P174"><text:placeholder text:placeholder-type="text">&lt;if test="get_one_doc_presentation(o.study_presentation_ids,  'Coeficiente de partição N-octanol/água','approved')"&gt;</text:placeholder></text:p>
      <text:p text:style-name="P175"/>
      <text:p text:style-name="P126"><text:span text:style-name="T18">Resumo</text:span><text:span text:style-name="T15">: </text:span><text:span text:style-name="T20"><text:placeholder text:placeholder-type="text">&lt;get_one_doc_presentation(o.study_presentation_ids,  'Coeficiente de partição N-octanol/água', 'approved').study_id.summary_pt&gt;</text:placeholder></text:span></text:p>
      <text:p text:style-name="P105"/>
      <text:p text:style-name="P129"><text:span text:style-name="T18">Resultado</text:span><text:span text:style-name="T15">: </text:span><text:span text:style-name="T20"><text:placeholder text:placeholder-type="text">&lt;get_one_doc_presentation(o.study_presentation_ids,  'Coeficiente de partição N-octanol/água', 'approved').study_id.result_pt&gt;</text:placeholder></text:span></text:p>
      <text:p text:style-name="P106"/>
      <text:p text:style-name="P125"><text:span text:style-name="T18">Ref.:</text:span><text:span text:style-name="T19"> </text:span><text:span text:style-name="T20"><text:placeholder text:placeholder-type="text">&lt;get_one_doc_presentation(o.study_presentation_ids,  'Coeficiente de partição N-octanol/água', 'approved').study_id.reference&gt;</text:placeholder></text:span><text:span text:style-name="T20">, </text:span><text:span text:style-name="T20"><text:placeholder text:placeholder-type="text">&lt;get_one_doc_presentation(o.study_presentation_ids,  'Coeficiente de partição N-octanol/água', 'approved').study_id.name&gt;</text:placeholder></text:span><text:span text:style-name="T20">,</text:span><text:span text:style-name="T20"><text:placeholder text:placeholder-type="text">&lt;get_one_doc_presentation(o.study_presentation_ids,  'Coeficiente de partição N-octanol/água', 'approved').study_id.laboratory_id.name&gt;</text:placeholder></text:span><text:span text:style-name="T20">, </text:span><text:span text:style-name="T20"><text:placeholder text:placeholder-type="text">&lt;get_one_doc_presentation(o.study_presentation_ids,  'Coeficiente de partição N-octanol/água', 'approved').study_id.director_author_id.name&gt;</text:placeholder></text:span><text:span text:style-name="T20">, <text:s text:c="5"/></text:span><text:span text:style-name="T20"><text:placeholder text:placeholder-type="text">&lt;get_one_doc_presentation(o.study_presentation_ids,  'Coeficiente de partição N-octanol/água', 'approved').study_id.number_of_pages&gt;</text:placeholder></text:span><text:span text:style-name="T20"> pag, </text:span><text:span text:style-name="T20"><text:placeholder text:placeholder-type="text">&lt;get_one_doc_presentation(o.study_presentation_ids,  'Coeficiente de partição N-octanol/água', 'approved').study_id.end_date&gt;</text:placeholder></text:span></text:p>
      <text:p text:style-name="P57"><text:placeholder text:placeholder-type="text">&lt;/if&gt;</text:placeholder></text:p>
      <text:p text:style-name="P59"/>
      <text:list xml:id="list1329537535" text:continue-numbering="true" text:style-name="WWNum5">
        <text:list-item>
          <text:p text:style-name="P194">Outros dados, informações ou documentos exigidos em normas complementares:</text:p>
        </text:list-item>
      </text:list>
      <text:p text:style-name="P176"/>
      <text:p text:style-name="P138">Relatório de estudo da análise de 5 bateladas para cada fabricante. (Anexo 16.1)</text:p>
      <text:p text:style-name="P41"><text:bookmark-start text:name="bkmFabNome1"/></text:p>
      <text:p text:style-name="P157"><text:span text:style-name="T29"><text:placeholder text:placeholder-type="text">&lt;for each="manufacturer in o.partner_role_in_registry_ids"&gt;</text:placeholder></text:span><text:span text:style-name="T29"> </text:span></text:p>
      <text:p text:style-name="P17"><text:placeholder text:placeholder-type="text">&lt;if test="manufacturer.type =='manufacturer'"&gt;</text:placeholder></text:p>
      <text:p text:style-name="P154"><text:placeholder text:placeholder-type="text">&lt;for each="study in filter_doc_presentations(o.study_presentation_ids, 'Five-Batches', 'approved')"&gt;</text:placeholder></text:p>
      <text:p text:style-name="P52"><text:placeholder text:placeholder-type="text">&lt;if test="study.study_id.supplier_id.name == manufacturer.partner_id.name"&gt;</text:placeholder></text:p>
      <text:p text:style-name="P36">Estudo de análise de cinco bateladas do fabricante:</text:p>
      <text:p text:style-name="P36"/>
      <text:p text:style-name="P51"><text:placeholder text:placeholder-type="text">&lt;manufacturer.partner_id.name&gt;</text:placeholder></text:p>
      <text:p text:style-name="P126"><text:span text:style-name="T22">Ref: </text:span><text:span text:style-name="T21"><text:placeholder text:placeholder-type="text">&lt;study.study_id.reference&gt;</text:placeholder></text:span><text:span text:style-name="T21">, </text:span><text:span text:style-name="T21"><text:placeholder text:placeholder-type="text">&lt;study.study_id.name&gt;</text:placeholder></text:span><text:span text:style-name="T21">,</text:span><text:span text:style-name="T21"><text:placeholder text:placeholder-type="text">&lt;study.study_id.laboratory_id.name&gt;</text:placeholder></text:span><text:span text:style-name="T21">, </text:span><text:span text:style-name="T21"><text:placeholder text:placeholder-type="text">&lt;study.study_id.director_author_id.name&gt;</text:placeholder></text:span><text:span text:style-name="T21">, <text:s text:c="5"/></text:span><text:span text:style-name="T21"><text:placeholder text:placeholder-type="text">&lt;study.study_id.number_of_pages&gt;</text:placeholder></text:span><text:span text:style-name="T21"> pag, </text:span><text:span text:style-name="T21"><text:placeholder text:placeholder-type="text">&lt;study.study_id.end_date&gt;</text:placeholder></text:span></text:p>
      <text:p text:style-name="P24"/>
      <text:p text:style-name="P58"><text:soft-page-break/><text:placeholder text:placeholder-type="text">&lt;/if&gt;</text:placeholder></text:p>
      <text:p text:style-name="P53"><text:placeholder text:placeholder-type="text">&lt;/for&gt;</text:placeholder></text:p>
      <text:p text:style-name="P58"><text:placeholder text:placeholder-type="text">&lt;/if&gt;</text:placeholder></text:p>
      <text:p text:style-name="P4"><text:placeholder text:placeholder-type="text">&lt;/for&gt;</text:placeholder></text:p>
      <text:p text:style-name="P180"/>
      <text:p text:style-name="P180">Juntamente com o estudo de análise de 5 bateladas segue cópia autenticada com tradução juramentada do documento comprobatório de produção de cada batelada informando a unidade de fabricação</text:p>
      <text:p text:style-name="P180"/>
      <text:p text:style-name="P138"><text:bookmark-end text:name="bkmFabNome1"/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77"/>
      <text:p text:style-name="P77">Segue anexo:</text:p>
      <text:p text:style-name="P79"/>
      <text:p text:style-name="P76"><text:span text:style-name="T27">“Declaração da Composição Qualitativa e Quantitativa”</text:span><text:span text:style-name="T25"> do produto </text:span><text:span text:style-name="T29"><text:placeholder text:placeholder-type="text">&lt;o.technical_product_id.name&gt;</text:placeholder></text:span><text:span text:style-name="T29"> </text:span><text:span text:style-name="T25"><text:s/>elaborada com base no estudo de análise de cinco bateladas.</text:span></text:p>
      <text:p text:style-name="P78"/>
      <text:p text:style-name="P41"/>
      <text:p text:style-name="P157"><text:span text:style-name="T29"><text:placeholder text:placeholder-type="text">&lt;for each="manufacturer in o.partner_role_in_registry_ids"&gt;</text:placeholder></text:span><text:span text:style-name="T29"> </text:span></text:p>
      <text:p text:style-name="P17"><text:placeholder text:placeholder-type="text">&lt;if test="manufacturer.type =='manufacturer'"&gt;</text:placeholder></text:p>
      <text:p text:style-name="P154"><text:placeholder text:placeholder-type="text">&lt;for each="study in filter_doc_presentations(o.study_presentation_ids, 'Five-Batches', 'approved')"&gt;</text:placeholder></text:p>
      <text:p text:style-name="P52"><text:placeholder text:placeholder-type="text">&lt;if test="study.study_id.supplier_id.name == manufacturer.partner_id.name"&gt;</text:placeholder></text:p>
      <text:p text:style-name="P36">Estudo de análise de cinco bateladas do fabricante:</text:p>
      <text:p text:style-name="P36"/>
      <text:p text:style-name="P51"><text:placeholder text:placeholder-type="text">&lt;manufacturer.partner_id.name&gt;</text:placeholder></text:p>
      <text:p text:style-name="P126"><text:span text:style-name="T22">Ref: </text:span><text:span text:style-name="T21"><text:placeholder text:placeholder-type="text">&lt;study.study_id.reference&gt;</text:placeholder></text:span><text:span text:style-name="T21">, </text:span><text:span text:style-name="T21"><text:placeholder text:placeholder-type="text">&lt;study.study_id.name&gt;</text:placeholder></text:span><text:span text:style-name="T21">,</text:span><text:span text:style-name="T21"><text:placeholder text:placeholder-type="text">&lt;study.study_id.laboratory_id.name&gt;</text:placeholder></text:span><text:span text:style-name="T21">, </text:span><text:span text:style-name="T21"><text:placeholder text:placeholder-type="text">&lt;study.study_id.director_author_id.name&gt;</text:placeholder></text:span><text:span text:style-name="T21">, <text:s text:c="5"/></text:span><text:span text:style-name="T21"><text:placeholder text:placeholder-type="text">&lt;study.study_id.number_of_pages&gt;</text:placeholder></text:span><text:span text:style-name="T21"> pag, </text:span><text:span text:style-name="T21"><text:placeholder text:placeholder-type="text">&lt;study.study_id.end_date&gt;</text:placeholder></text:span></text:p>
      <text:p text:style-name="P24"/>
      <text:p text:style-name="P58"><text:placeholder text:placeholder-type="text">&lt;/if&gt;</text:placeholder></text:p>
      <text:p text:style-name="P53"><text:placeholder text:placeholder-type="text">&lt;/for&gt;</text:placeholder></text:p>
      <text:p text:style-name="P58"><text:placeholder text:placeholder-type="text">&lt;/if&gt;</text:placeholder></text:p>
      <text:p text:style-name="P4"><text:placeholder text:placeholder-type="text">&lt;/for&gt;</text:placeholder></text:p>
      <text:p text:style-name="P180"/>
      <text:p text:style-name="P179">Juntamente com o estudo de análise de 5 bateladas segue cópia autenticada com tradução juramentada do documento comprobatório de produção de cada batelada informando a unidade de fabricação</text:p>
      <text:p text:style-name="P78"/>
      <text:p text:style-name="P78"><text:bookmark-start text:name="bkmFabNome21"/></text:p>
      <text:p text:style-name="P139"><text:bookmark-end text:name="bkmFabNome21"/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123"/>
      <text:p text:style-name="P74"><text:span text:style-name="T9">As impurezas são discutidas na </text:span><text:span text:style-name="T5">“Declaração da </text:span><text:span text:style-name="T25">Composição Qualitativa e Quantitativa”</text:span><text:span text:style-name="T27"> </text:span><text:span text:style-name="T9">do produto</text:span><text:span text:style-name="T27"> </text:span><text:span text:style-name="T29"><text:placeholder text:placeholder-type="text">&lt;o.technical_product_id.name&gt;</text:placeholder></text:span><text:span text:style-name="T29">;</text:span></text:p>
      <text:p text:style-name="P75"/>
      <text:p text:style-name="P74"><text:soft-page-break/><text:span text:style-name="T27">A metologia analítica quali-quantitativa do ingrediente ativo e suas impurezas encontram-se descritas no </text:span><text:span text:style-name="T25">Estudo de Análise de Cinco Bateladas</text:span><text:span text:style-name="T27"> do produto;</text:span></text:p>
      <text:p text:style-name="P75"/>
      <text:p text:style-name="P123">Estas informações e documentos estão constantes no Anexo 16.1</text:p>
      <text:p text:style-name="P93"/>
      <text:p text:style-name="P138">Descrição da metodologia analítica dos principais produtos de degradação do ingrediente ativo, para fins de monitoramento e fiscalização. A dispensa desta informação fica sujeita à justificativa técnica fundamentada. </text:p>
      <text:p text:style-name="P93"/>
      <text:p text:style-name="P80"><text:span text:style-name="T9">Os principais produtos de degradação do ingrediente ativo, para fins de monitoramento e fiscalização, são discutidos na </text:span><text:span text:style-name="T25">“Declaração da Composição Qualitativa e Quantitativa</text:span><text:span text:style-name="T27">” do produto </text:span><text:span text:style-name="T29"><text:placeholder text:placeholder-type="text">&lt;o.technical_product_id.name&gt;</text:placeholder></text:span></text:p>
      <text:p text:style-name="P70"/>
      <text:p text:style-name="P80"><text:span text:style-name="T27">A </text:span><text:span text:style-name="T9">descrição da metodologia analítica para os produtos de degradação do ingrediente ativo, para fins de monitoramento e fiscalização, </text:span><text:span text:style-name="T27">encontra-se detalhada no </text:span><text:span text:style-name="T25">“Estudo de Análise de Cinco Bateladas”</text:span><text:span text:style-name="T27"> do produto; </text:span></text:p>
      <text:p text:style-name="P120"/>
      <text:p text:style-name="P123">Estas informações e documentos estão constantes no Anexo 16.1</text:p>
      <text:p text:style-name="P93"/>
      <text:p text:style-name="P138">Descrição do processo de produção do produto técnico, contemplando suas etapas de síntese, seus subprodutos e impurezas, fornecida pelo fabricante. (Anexo 16.5)</text:p>
      <text:p text:style-name="P195"/>
      <text:p text:style-name="P158"><text:span text:style-name="T26">Seguem anexas as c</text:span><text:span text:style-name="T6">ópias autenticadas das</text:span><text:span text:style-name="T10"> </text:span><text:span text:style-name="T6">declarações fornecidas pelo fabricante e de suas respectivas traduções juramentadas:</text:span></text:p>
      <text:p text:style-name="P68"/>
      <text:p text:style-name="P158"><text:span text:style-name="T30"><text:placeholder text:placeholder-type="text">&lt;for each="manufacturer in o.partner_role_in_registry_ids"&gt;</text:placeholder></text:span><text:span text:style-name="T30"> </text:span></text:p>
      <text:p text:style-name="P6"><text:placeholder text:placeholder-type="text">&lt;manufacturer.partner_id.name&gt;</text:placeholder></text:p>
      <text:p text:style-name="P65"/>
      <text:p text:style-name="P66"><text:placeholder text:placeholder-type="text">&lt;if test="p_doc(o, 'Authorization letter')"&gt;</text:placeholder></text:p>
      <text:p text:style-name="P66"><text:placeholder text:placeholder-type="text">&lt;if test="p_doc(o, 'Authorization letter').partner_id.name == manufacturer.partner_id.name"&gt;</text:placeholder></text:p>
      <text:p text:style-name="P149"><text:span text:style-name="T36">- Carta de Autorização de Acesso de Uso de Dados – </text:span><text:span text:style-name="T36"><text:placeholder text:placeholder-type="text">&lt;p_doc(o, 'Authorization letter').name&gt;</text:placeholder></text:span><text:span text:style-name="T36"> <text:s/></text:span><text:span text:style-name="T24">Carta de Acesso de Uso de Dados.</text:span><text:span text:style-name="T32"> </text:span><text:span text:style-name="T32"><text:placeholder text:placeholder-type="text">&lt;p_doc(o, 'Authorization letter').number_of_pages&gt;</text:placeholder></text:span><text:span text:style-name="T32"> </text:span><text:span text:style-name="T22">páginas. </text:span><text:span text:style-name="T22"><text:placeholder text:placeholder-type="text">&lt;p_doc(o, 'Authorization letter').issue_date&gt;</text:placeholder></text:span></text:p>
      <text:p text:style-name="P149"/>
      <text:p text:style-name="P149"><text:span text:style-name="T22"><text:s/></text:span><text:span text:style-name="T19"><text:placeholder text:placeholder-type="text">&lt;/if&gt;</text:placeholder></text:span></text:p>
      <text:p text:style-name="P149"><text:span text:style-name="T22"><text:s/></text:span><text:span text:style-name="T18"><text:placeholder text:placeholder-type="text">&lt;/if&gt;</text:placeholder></text:span></text:p>
      <text:p text:style-name="P148"/>
      <text:p text:style-name="P64"><text:placeholder text:placeholder-type="text">&lt;if test="p_doc(o, 'Process of manufacture')"&gt;</text:placeholder></text:p>
      <text:p text:style-name="P67"><text:placeholder text:placeholder-type="text">&lt;if test="p_doc(o, 'Process of manufacture').partner_id.name == manufacturer.partner_id.name"&gt;</text:placeholder></text:p>
      <text:list xml:id="list7845617622" text:style-name="L1">
        <text:list-item>
          <text:p text:style-name="P150"><text:span text:style-name="T31">Descrição do processo de produção do produto técnico fornecida pelo fabricante </text:span><text:span text:style-name="T31"><text:placeholder text:placeholder-type="text">&lt;p_doc(o, 'Process of manufacture').name&gt;</text:placeholder></text:span><text:span text:style-name="T31"> </text:span><text:span text:style-name="T24">Processo de Manufatura. </text:span><text:span text:style-name="T32"><text:placeholder text:placeholder-type="text">&lt;p_doc(o, 'Process of manufacture').number_of_pages&gt;</text:placeholder></text:span><text:span text:style-name="T32"> </text:span><text:span text:style-name="T22">páginas.</text:span><text:span text:style-name="T23"> </text:span><text:span text:style-name="T23"><text:placeholder text:placeholder-type="text">&lt;p_doc(o, 'Process of manufacture').issue_date&gt;</text:placeholder></text:span></text:p>
          <text:p text:style-name="P145"/>
        </text:list-item>
      </text:list>
      <text:p text:style-name="P62"><text:placeholder text:placeholder-type="text">&lt;/if&gt;</text:placeholder></text:p>
      <text:p text:style-name="P62"><text:placeholder text:placeholder-type="text">&lt;/if&gt;</text:placeholder></text:p>
      <text:p text:style-name="P64"><text:placeholder text:placeholder-type="text">&lt;if test="p_doc(o, 'Justification of impurities')"&gt;</text:placeholder></text:p>
      <text:p text:style-name="P67"><text:placeholder text:placeholder-type="text">&lt;if test="p_doc(o, 'Justification of impurities').partner_id.name == manufacturer.partner_id.name"&gt;</text:placeholder></text:p>
      <text:list xml:id="list20330473751" text:style-name="L2">
        <text:list-item>
          <text:p text:style-name="P151"><text:soft-page-break/><text:span text:style-name="T36">Discussão sobre a formação teórica de todas as possíveis impurezas geradas no processo de fabricação do produto técnico –</text:span><text:span text:style-name="T36"><text:placeholder text:placeholder-type="text">&lt;p_doc(o, 'Justification of impurities').name&gt;</text:placeholder></text:span><text:span text:style-name="T36"> </text:span><text:span text:style-name="T24">Justificativa de Formação de Impurezas. </text:span><text:span text:style-name="T32"><text:placeholder text:placeholder-type="text">&lt;p_doc(o, 'Justification of impurities').number_of_pages&gt;</text:placeholder></text:span><text:span text:style-name="T32"> </text:span><text:span text:style-name="T22">páginas.</text:span><text:span text:style-name="T23"> </text:span><text:span text:style-name="T23"><text:placeholder text:placeholder-type="text">&lt;p_doc(o, 'Justification of impurities').issue_date&gt;</text:placeholder></text:span></text:p>
          <text:p text:style-name="P147"/>
        </text:list-item>
      </text:list>
      <text:p text:style-name="P63"><text:placeholder text:placeholder-type="text">&lt;/if&gt;</text:placeholder></text:p>
      <text:p text:style-name="P63"><text:placeholder text:placeholder-type="text">&lt;/if&gt;</text:placeholder></text:p>
      <text:p text:style-name="P64"><text:placeholder text:placeholder-type="text">&lt;if test="p_doc(o, 'Declaration of Supply')"&gt;</text:placeholder></text:p>
      <text:p text:style-name="P67"><text:placeholder text:placeholder-type="text">&lt;if test="p_doc(o, 'Declaration of Supply').partner_id.name == manufacturer.partner_id.name"&gt;</text:placeholder></text:p>
      <text:list xml:id="list14525605441" text:style-name="L3">
        <text:list-item>
          <text:p text:style-name="P152"><text:span text:style-name="T36">Declaração do fabricante assegurando o fornecimento do produto para o registrante conforme as especificações do registro –</text:span><text:span text:style-name="T36"><text:placeholder text:placeholder-type="text">&lt;p_doc(o, 'Declaration of Supply').name&gt;</text:placeholder></text:span><text:span text:style-name="T36"> </text:span><text:span text:style-name="T24">Declaração de Fornecimento. </text:span><text:span text:style-name="T32"><text:placeholder text:placeholder-type="text">&lt;p_doc(o, 'Declaration of Supply').number_of_pages&gt;</text:placeholder></text:span><text:span text:style-name="T32"> </text:span><text:span text:style-name="T22">páginas.</text:span><text:span text:style-name="T23"> </text:span><text:span text:style-name="T23"><text:placeholder text:placeholder-type="text">&lt;p_doc(o, 'Declaration of Supply').issue_date&gt;</text:placeholder></text:span></text:p>
          <text:p text:style-name="P146"/>
        </text:list-item>
      </text:list>
      <text:p text:style-name="P62"><text:placeholder text:placeholder-type="text">&lt;/if&gt;</text:placeholder></text:p>
      <text:p text:style-name="P62"><text:placeholder text:placeholder-type="text">&lt;/if&gt;</text:placeholder></text:p>
      <text:p text:style-name="P69"><text:placeholder text:placeholder-type="text">&lt;/for&gt;</text:placeholder><text:bookmark-start text:name="bkmFabProcs"/><text:bookmark-start text:name="bkmFabNome31"/></text:p>
      <text:p text:style-name="P98"/>
      <text:p text:style-name="P138">Discussão sobre a formação teórica de todas as possíveis impurezas geradas no processo de produção.</text:p>
      <text:p text:style-name="P93"/>
      <text:p text:style-name="P80"><text:span text:style-name="T9">A discussão sobre a formação teórica de todas as possíveis impurezas geradas no processo de produção é relatada na </text:span><text:span text:style-name="T5">“Declaração da </text:span><text:span text:style-name="T25">Composição Qualitativa e Quantitativa”</text:span><text:span text:style-name="T27"> do produto </text:span><text:span text:style-name="T29"><text:placeholder text:placeholder-type="text">&lt;o.technical_product_id.name&gt;</text:placeholder></text:span><text:span text:style-name="T27"> e na </text:span><text:span text:style-name="T25">“Descrição do processo de produção do produto técnico fornecida pelo fabricante”</text:span><text:span text:style-name="T9">.</text:span></text:p>
      <text:p text:style-name="P81"/>
      <text:p text:style-name="P188"><text:span text:style-name="T4">Estas informações e documentos estão constantes no </text:span><text:span text:style-name="T8">Anexo 16.1</text:span><text:span text:style-name="T4"> e no </text:span><text:span text:style-name="T8">Anexo 16.5.</text:span></text:p>
      <text:p text:style-name="P176"/>
      <text:p text:style-name="P163">Cópia do Certificado de Registro Especial Temporário – RET quando houver testes realizados no Brasil. Anexo 11.6</text:p>
      <text:p text:style-name="P197"/>
      <text:p text:style-name="P190"><text:placeholder text:placeholder-type="text">&lt;for each="study in o.study_presentation_ids"&gt;</text:placeholder></text:p>
      <text:p text:style-name="P183"/>
      <text:p text:style-name="P192"><text:span text:style-name="T2">De acordo com o resultado da análise o produto encontra-se dentro das especificações, conforme cópia autenticada do Certificado de Análise nº</text:span><text:span text:style-name="T2"><text:placeholder text:placeholder-type="text">&lt;study.study_id.reference&gt;</text:placeholder></text:span><text:span text:style-name="T2"> de </text:span><text:span text:style-name="T2"><text:placeholder text:placeholder-type="text">&lt;study.study_id.approval_date&gt;</text:placeholder></text:span><text:span text:style-name="T2"> expedido pelo laboratório </text:span><text:span text:style-name="T2"><text:placeholder text:placeholder-type="text">&lt;study.study_id.laboratory_id.name&gt;</text:placeholder></text:span></text:p>
      <text:p text:style-name="P183"/>
      <text:p text:style-name="P183"><text:placeholder text:placeholder-type="text">&lt;/for&gt;</text:placeholder></text:p>
      <text:p text:style-name="P183"/>
      <text:p text:style-name="P162">Ficha de Emergência. Anexo 17.1 </text:p>
      <text:p text:style-name="P198"/>
      <text:p text:style-name="P189"><text:span text:style-name="T2">Segue anexa Ficha de Emergência elaborada pela</text:span><text:span text:style-name="T7"> </text:span><text:span text:style-name="T7"><text:placeholder text:placeholder-type="text">&lt;o.operative_id.partner_id.name&gt;</text:placeholder></text:span><text:span text:style-name="T7">.</text:span></text:p>
      <text:p text:style-name="P198"/>
      <text:p text:style-name="P162">Peticionamento Eletrônico gerado no SIA e Taxa de Avaliação Toxicológica </text:p>
      <text:p text:style-name="P196"/>
      <text:p text:style-name="P181">Segue anexos à capa deste relatório:</text:p>
      <text:p text:style-name="P185"/>
      <text:p text:style-name="P5"/>
      <text:p text:style-name="P156"><text:placeholder text:placeholder-type="text">&lt;for each="tax in taxes(o)"&gt;</text:placeholder></text:p>
      <text:p text:style-name="P159"/>
      <text:p text:style-name="P182"><text:soft-page-break/>Peticionamento Eletrônico, Transação nº <text:span text:style-name="T68"><text:placeholder text:placeholder-type="text">&lt;tax.reference&gt;</text:placeholder></text:span>, <text:s/>de <text:span text:style-name="T68"><text:placeholder text:placeholder-type="text">&lt;tax.approval_date&gt;</text:placeholder></text:span><text:span text:style-name="T68"> </text:span>; </text:p>
      <text:p text:style-name="P191"><text:span text:style-name="T2">Comprovante de pagamento da taxa no valor de $ </text:span><text:span text:style-name="T33"><text:placeholder text:placeholder-type="text">&lt;tax.amount&gt;</text:placeholder></text:span><text:span text:style-name="T33"> </text:span><text:span text:style-name="T33"><text:placeholder text:placeholder-type="text">&lt;tax.currency_id.name&gt;</text:placeholder></text:span><text:span text:style-name="T33"> </text:span></text:p>
      <text:p text:style-name="P155"><text:placeholder text:placeholder-type="text">&lt;/for&gt;</text:placeholder></text:p>
      <text:p text:style-name="P184"/>
      <text:p text:style-name="P169"><text:span text:style-name="T8">Produto Técnico de referência, indicando o número do registro</text:span><text:span text:style-name="T7">. </text:span><text:span text:style-name="T17">Anexo 15</text:span></text:p>
      <text:p text:style-name="P59"/>
      <text:p text:style-name="P31"><text:placeholder text:placeholder-type="text">&lt;for each="information in filter_inf_presentations(o.information_presentation_ids, 'Produto de referência - Nome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126"><text:span text:style-name="T34"><text:placeholder text:placeholder-type="text">&lt;/for&gt;</text:placeholder></text:span><text:span text:style-name="T2"> </text:span></text:p>
      <text:p text:style-name="P126"><text:span text:style-name="T14"><text:s/>registro no MAPA sob o n</text:span><text:span text:style-name="T59">0</text:span></text:p>
      <text:p text:style-name="P31"><text:placeholder text:placeholder-type="text">&lt;for each="information in filter_inf_presentations(o.information_presentation_ids, 'Produto de referência - Número Registro', 'approved')"&gt;</text:placeholder></text:p>
      <text:p text:style-name="P31"><text:placeholder text:placeholder-type="text">&lt;if test="information.parent_information_id"&gt;</text:placeholder></text:p>
      <text:p text:style-name="P31"><text:placeholder text:placeholder-type="text">&lt;information.parent_information_id.text&gt;</text:placeholder></text:p>
      <text:p text:style-name="P31"><text:placeholder text:placeholder-type="text">&lt;/if&gt;</text:placeholder></text:p>
      <text:p text:style-name="P31"><text:placeholder text:placeholder-type="text">&lt;if test="not information.parent_information_id"&gt;</text:placeholder></text:p>
      <text:p text:style-name="P31"><text:placeholder text:placeholder-type="text">&lt;information.text&gt;</text:placeholder></text:p>
      <text:p text:style-name="P31"><text:placeholder text:placeholder-type="text">&lt;/if&gt;</text:placeholder></text:p>
      <text:p text:style-name="P43"><text:placeholder text:placeholder-type="text">&lt;/for&gt;</text:placeholder></text:p>
      <text:p text:style-name="P54"/>
      <text:p text:style-name="P140">Segue anexa a Lista Positiva de Referência publicada pela ANVISA.</text:p>
      <text:p text:style-name="P135"/>
      <text:p text:style-name="P30"/>
      <text:p text:style-name="P87"/>
      <text:p text:style-name="P87"/>
      <text:p text:style-name="P87"/>
      <text:p text:style-name="P131"><text:span text:style-name="T4">Curitiba, </text:span><text:span text:style-name="T4"><text:placeholder text:placeholder-type="text">&lt;today()&gt;</text:placeholder></text:span></text:p>
      <text:p text:style-name="P121"/>
      <text:p text:style-name="P121"/>
      <text:p text:style-name="P121"/>
      <text:p text:style-name="P1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8">ALTA – América Latina Tecnologia Agrícola</text:p>
            <text:p text:style-name="P9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18">Responsável Técnico e Representante Legal</text:p>
          </table:table-cell>
        </table:table-row>
      </table:table>
      <text:p text:style-name="P92"/>
      <text:p text:style-name="P16"/>
      <text:p text:style-name="P16"/>
      <text:p text:style-name="P15"/>
      <text:p text:style-name="P125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in" fo:margin-bottom="0in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in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9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9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9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pt" fo:country="PT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1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2</meta:editing-cycles>
    <meta:creation-date>2013-06-25T18:02:18</meta:creation-date>
    <dc:date>2013-07-01T13:28:50</dc:date>
    <meta:editing-duration>PT5H23M19S</meta:editing-duration>
    <meta:generator>LibreOffice/3.5$Linux_X86_64 LibreOffice_project/350m1$Build-2</meta:generator>
    <meta:document-statistic meta:table-count="3" meta:image-count="0" meta:object-count="0" meta:page-count="14" meta:paragraph-count="408" meta:word-count="2245" meta:character-count="24613" meta:non-whitespace-character-count="22685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